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style>
    <style:style style:name="P5"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7" style:family="paragraph" style:parent-style-name="Standard">
      <style:paragraph-properties fo:margin-top="0in" fo:margin-bottom="0in" fo:line-height="200%" fo:text-align="start" style:justify-single-word="false"/>
    </style:style>
    <style:style style:name="P8" style:family="paragraph" style:parent-style-name="Standard">
      <style:paragraph-properties fo:margin-top="0in" fo:margin-bottom="0in" fo:line-height="200%" fo:text-align="start" style:justify-single-word="false" fo:break-before="page"/>
    </style:style>
    <style:style style:name="P9" style:family="paragraph" style:parent-style-name="Body_20_1">
      <style:paragraph-properties fo:line-height="200%"/>
    </style:style>
    <style:style style:name="P10" style:family="paragraph" style:parent-style-name="Body_20_1">
      <style:paragraph-properties fo:line-height="200%"/>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P11" style:family="paragraph" style:parent-style-name="Standard" style:master-page-name="Standard">
      <style:paragraph-properties fo:margin-top="0in" fo:margin-bottom="0in" fo:line-height="200%" fo:text-align="start" style:justify-single-word="false" style:page-number="auto"/>
    </style:style>
    <style:style style:name="P12" style:family="paragraph" style:parent-style-name="Text_20_body">
      <style:paragraph-properties fo:margin-left="0in" fo:margin-right="0in" fo:text-indent="0in" style:auto-text-indent="false"/>
      <style:text-properties style:font-name="Times New Roman" fo:font-size="12pt"/>
    </style:style>
    <style:style style:name="P13" style:family="paragraph" style:parent-style-name="Text_20_body">
      <style:paragraph-properties fo:margin-left="0in" fo:margin-right="0in"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Text_20_body">
      <style:text-properties style:font-name="Times New Roman" fo:font-size="12pt"/>
    </style:style>
    <style:style style:name="T1"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4"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font-name="Times New Roman" fo:font-size="12pt" style:font-size-asian="12pt" style:font-size-complex="12pt"/>
    </style:style>
    <style:style style:name="T6" style:family="text">
      <style:text-properties fo:color="#000000" style:font-name="Times New Roman" fo:font-size="12pt" fo:font-style="normal" style:font-size-asian="12pt" style:font-style-asian="normal" style:font-size-complex="12pt" style:font-style-complex="normal"/>
    </style:style>
    <style:style style:name="T7" style:family="text">
      <style:text-properties fo:color="#000000" style:text-position="0% 100%" style:font-name="Times New Roman" fo:font-size="12pt" fo:font-style="italic" style:font-size-asian="12pt" style:font-size-complex="12pt"/>
    </style:style>
    <style:style style:name="T8" style:family="text">
      <style:text-properties fo:color="#000000" style:font-name="Times New Roman" fo:font-size="12pt" style:font-size-asian="12pt" style:font-size-complex="12pt"/>
    </style:style>
    <style:style style:name="T9" style:family="text">
      <style:text-properties fo:color="#000000" style:font-name="Times New Roman" fo:font-size="12pt" style:text-underline-style="solid" style:text-underline-width="auto" style:text-underline-color="font-color" style:font-size-asian="12pt" style:font-size-complex="12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style>
    <style:style style:name="T13"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4"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5"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16" style:family="text">
      <style:text-properties style:text-position="0% 100%" fo:font-style="italic"/>
    </style:style>
    <style:style style:name="T17" style:family="text">
      <style:text-properties style:text-position="0% 100%" fo:font-style="italic" style:font-style-asian="italic" style:font-style-complex="italic"/>
    </style:style>
    <style:style style:name="T18" style:family="text">
      <style:text-properties style:text-position="0% 100%" fo:font-style="italic" style:font-style-asian="normal" style:font-style-complex="normal"/>
    </style:style>
    <style:style style:name="T19" style:family="text">
      <style:text-properties fo:font-style="normal" style:font-style-asian="normal" style:font-style-complex="normal"/>
    </style:style>
    <style:style style:name="T20"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T21"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style>
    <style:style style:name="T23"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font-style-complex="italic"/>
    </style:style>
    <style:style style:name="T24"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Arial" style:font-size-asian="12pt" style:font-style-asian="italic" style:font-weight-asian="normal" style:font-name-complex="Arial" style:font-size-complex="12pt" style:font-style-complex="italic" style:font-weight-complex="normal"/>
    </style:style>
    <style:style style:name="T26" style:family="text">
      <style:text-properties fo:font-variant="normal" fo:text-transform="none" fo:color="#000000" style:text-line-through-style="none"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efault_20_Paragraph_20_Font"><text:span text:style-name="T1">Title: Quantifying Limits to Detection of Early Warning for Critical Transitions</text:span></text:span><text:span text:style-name="Default_20_Paragraph_20_Font"><text:span text:style-name="T1"> </text:span></text:span></text:p>
      <text:p text:style-name="P7"><text:span text:style-name="Default_20_Paragraph_20_Font"><text:span text:style-name="T1">Authors: Carl Boettiger</text:span></text:span><text:span text:style-name="Default_20_Paragraph_20_Font"><text:span text:style-name="T1"><text:note text:id="ftn1" text:note-class="footnote"><text:note-citation text:label="*">*</text:note-citation><text:note-body><text:p text:style-name="Footnote">Corresponding Author</text:p></text:note-body></text:note></text:span></text:span><text:span text:style-name="Default_20_Paragraph_20_Font"><text:span text:style-name="T1"> and Alan Hastings,</text:span></text:span></text:p>
      <text:p text:style-name="P7"><text:span text:style-name="Default_20_Paragraph_20_Font"><text:span text:style-name="T1">Center for Population Biology, University of California, Davis</text:span></text:span></text:p>
      <text:p text:style-name="P4"><text:span text:style-name="Default_20_Paragraph_20_Font"><text:span text:style-name="T1">Department of Environmental Science and Policy, University of California, Davis</text:span></text:span></text:p>
      <text:p text:style-name="P5"><text:span text:style-name="Default_20_Paragraph_20_Font"><text:span text:style-name="T1"/></text:span></text:p>
      <text:p text:style-name="P8"><text:span text:style-name="Default_20_Paragraph_20_Font"><text:span text:style-name="T2">One-sentence summary:</text:span></text:span><text:span text:style-name="Default_20_Paragraph_20_Font"><text:span text:style-name="T1"> </text:span></text:span></text:p>
      <text:p text:style-name="P7"><text:span text:style-name="Default_20_Paragraph_20_Font"><text:span text:style-name="T1">We introduce methods to quantify uncertainty in forecasting of ecosystem collapse, making it possible to consider early warning signals of a catastrophe in systems without replicates, controls, or the knowledge of hindsight.</text:span></text:span></text:p>
      <text:p text:style-name="P7"><text:span text:style-name="Default_20_Paragraph_20_Font"><text:span text:style-name="T1"/></text:span></text:p>
      <text:p text:style-name="P7"><text:span text:style-name="Default_20_Paragraph_20_Font"><text:span text:style-name="T2">Abstract</text:span></text:span><text:span text:style-name="Default_20_Paragraph_20_Font"><text:span text:style-name="T1">: </text:span></text:span></text:p>
      <text:p text:style-name="P7"><text:span text:style-name="Default_20_Paragraph_20_Font"><text:span text:style-name="T1">Catastrophic regime shifts in complex natural systems may be averted through advanced detection. Recent work has provided a proof-of-principle that many systems approaching a catastrophic transition look different through the lens of early warning indicators such as rising variance or increased return times. <text:s/>Without the benefit of hindsight of a collapse, applications of these approaches must quantify how </text:span></text:span><text:span text:style-name="Default_20_Paragraph_20_Font"><text:span text:style-name="T3">reliable</text:span></text:span><text:span text:style-name="Default_20_Paragraph_20_Font"><text:span text:style-name="T1"> different indicators are in avoiding false alarms, and how </text:span></text:span><text:span text:style-name="Default_20_Paragraph_20_Font"><text:span text:style-name="T3">sensitive</text:span></text:span><text:span text:style-name="Default_20_Paragraph_20_Font"><text:span text:style-name="T1"> they are to missing subtle warning signs. <text:s/>We propose an approach which quantifies this trade-off between reliability and sensitivity, allows comparisons between different indicators, and estimates what data are necessary to achieve a desired error rate. <text:s/>We also introduce a likelihood-based indicator that is more sensitive than previously proposed summary statistics.</text:span></text:span></text:p>
      <text:p text:style-name="P7"><text:span text:style-name="Default_20_Paragraph_20_Font"><text:span text:style-name="T1"/></text:span></text:p>
      <text:p text:style-name="P7"><text:span text:style-name="Default_20_Paragraph_20_Font"><text:span text:style-name="T1"/></text:span></text:p>
      <text:p text:style-name="P9"><text:span text:style-name="T20"><text:tab/>There is an increasing recognition of the importance of regime shifts or critical transitions at a variety of scales in ecological systems </text:span><text:reference-mark-start text:name="ADDIN Mendeley Citation{018335c7-17ec-47a4-86ce-4aee5b81a5f1};{a461a393-9ebe-4f89-8bf1-c43e6085048d};{ec154dfb-de8f-43a9-bb79-aed6aa3b1450};{05dbe6cd-967b-4c0b-b767-1d194a10e13a};{c33420c3-38d1-49a1-9fb9-18eaf07e7424};{5c9b9378-1108-4cc0-b786-322c3d15897e} CSL_CITATION  { &quot;citationItems&quot; : [ { &quot;id&quot; : &quot;ITEM-1&quot;, &quot;itemData&quot; : { &quot;DOI&quot; : &quot;10.1146/annurev.es.04.110173.000245&quot;, &quot;author&quot; : [ { &quot;family&quot; : &quot;Holling&quot;, &quot;given&quot; : &quot;C S&quot; } ], &quot;container-title&quot; : &quot;Annual Review of Ecology and Systematics&quot;, &quot;id&quot; : &quot;ITEM-1&quot;, &quot;issue&quot; : &quot;1&quot;, &quot;issued&quot; : { &quot;date-parts&quot; : [ [ &quot;1973&quot;, &quot;11&quot; ] ] }, &quot;page&quot; : &quot;1-23&quot;, &quot;publisher&quot; : &quot;JSTOR&quot;, &quot;title&quot; : &quot;Resilience and Stability of Ecological Systems&quot;, &quot;type&quot; : &quot;article-journal&quot;, &quot;volume&quot; : &quot;4&quot; }, &quot;uris&quot; : [ &quot;http://www.mendeley.com/documents/?uuid=018335c7-17ec-47a4-86ce-4aee5b81a5f1&quot; ] }, { &quot;id&quot; : &quot;ITEM-2&quot;, &quot;itemData&quot; : { &quot;DOI&quot; : &quot;10.1007/BF00384470&quot;, &quot;author&quot; : [ { &quot;family&quot; : &quot;Wissel&quot;, &quot;given&quot; : &quot;C.&quot; } ], &quot;container-title&quot; : &quot;Oecologia&quot;, &quot;id&quot; : &quot;ITEM-2&quot;, &quot;issue&quot; : &quot;1&quot;, &quot;issued&quot; : { &quot;date-parts&quot; : [ [ &quot;1984&quot;, &quot;12&quot; ] ] }, &quot;page&quot; : &quot;101-107&quot;, &quot;title&quot; : &quot;A universal law of the characteristic return time near thresholds&quot;, &quot;type&quot; : &quot;article-journal&quot;, &quot;volume&quot; : &quot;65&quot; }, &quot;uris&quot; : [ &quot;http://www.mendeley.com/documents/?uuid=a461a393-9ebe-4f89-8bf1-c43e6085048d&quot; ] }, { &quot;id&quot; : &quot;ITEM-3&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3&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4&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4&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5&quot;, &quot;itemData&quot; : { &quot;DOI&quot; : &quot;10.1038/nature09389&quot;, &quot;author&quot; : [ { &quot;family&quot; : &quot;Drake&quot;, &quot;given&quot; : &quot;John M.&quot; }, { &quot;family&quot; : &quot;Griffen&quot;, &quot;given&quot; : &quot;Blaine D.&quot; } ], &quot;container-title&quot; : &quot;Nature&quot;, &quot;id&quot; : &quot;ITEM-5&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6&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6&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1-6)&lt;/i&gt;&quot; }, &quot;properties&quot; : { &quot;noteIndex&quot; : 0 }, &quot;schema&quot; : &quot;https://github.com/citation-style-language/schema/raw/master/csl-citation.json&quot; }  RND3u6yM9CcLA"/><text:span text:style-name="T22">(1-6)</text:span><text:reference-mark-end text:name="ADDIN Mendeley Citation{018335c7-17ec-47a4-86ce-4aee5b81a5f1};{a461a393-9ebe-4f89-8bf1-c43e6085048d};{ec154dfb-de8f-43a9-bb79-aed6aa3b1450};{05dbe6cd-967b-4c0b-b767-1d194a10e13a};{c33420c3-38d1-49a1-9fb9-18eaf07e7424};{5c9b9378-1108-4cc0-b786-322c3d15897e} CSL_CITATION  { &quot;citationItems&quot; : [ { &quot;id&quot; : &quot;ITEM-1&quot;, &quot;itemData&quot; : { &quot;DOI&quot; : &quot;10.1146/annurev.es.04.110173.000245&quot;, &quot;author&quot; : [ { &quot;family&quot; : &quot;Holling&quot;, &quot;given&quot; : &quot;C S&quot; } ], &quot;container-title&quot; : &quot;Annual Review of Ecology and Systematics&quot;, &quot;id&quot; : &quot;ITEM-1&quot;, &quot;issue&quot; : &quot;1&quot;, &quot;issued&quot; : { &quot;date-parts&quot; : [ [ &quot;1973&quot;, &quot;11&quot; ] ] }, &quot;page&quot; : &quot;1-23&quot;, &quot;publisher&quot; : &quot;JSTOR&quot;, &quot;title&quot; : &quot;Resilience and Stability of Ecological Systems&quot;, &quot;type&quot; : &quot;article-journal&quot;, &quot;volume&quot; : &quot;4&quot; }, &quot;uris&quot; : [ &quot;http://www.mendeley.com/documents/?uuid=018335c7-17ec-47a4-86ce-4aee5b81a5f1&quot; ] }, { &quot;id&quot; : &quot;ITEM-2&quot;, &quot;itemData&quot; : { &quot;DOI&quot; : &quot;10.1007/BF00384470&quot;, &quot;author&quot; : [ { &quot;family&quot; : &quot;Wissel&quot;, &quot;given&quot; : &quot;C.&quot; } ], &quot;container-title&quot; : &quot;Oecologia&quot;, &quot;id&quot; : &quot;ITEM-2&quot;, &quot;issue&quot; : &quot;1&quot;, &quot;issued&quot; : { &quot;date-parts&quot; : [ [ &quot;1984&quot;, &quot;12&quot; ] ] }, &quot;page&quot; : &quot;101-107&quot;, &quot;title&quot; : &quot;A universal law of the characteristic return time near thresholds&quot;, &quot;type&quot; : &quot;article-journal&quot;, &quot;volume&quot; : &quot;65&quot; }, &quot;uris&quot; : [ &quot;http://www.mendeley.com/documents/?uuid=a461a393-9ebe-4f89-8bf1-c43e6085048d&quot; ] }, { &quot;id&quot; : &quot;ITEM-3&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3&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4&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4&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5&quot;, &quot;itemData&quot; : { &quot;DOI&quot; : &quot;10.1038/nature09389&quot;, &quot;author&quot; : [ { &quot;family&quot; : &quot;Drake&quot;, &quot;given&quot; : &quot;John M.&quot; }, { &quot;family&quot; : &quot;Griffen&quot;, &quot;given&quot; : &quot;Blaine D.&quot; } ], &quot;container-title&quot; : &quot;Nature&quot;, &quot;id&quot; : &quot;ITEM-5&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6&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6&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1-6)&lt;/i&gt;&quot; }, &quot;properties&quot; : { &quot;noteIndex&quot; : 0 }, &quot;schema&quot; : &quot;https://github.com/citation-style-language/schema/raw/master/csl-citation.json&quot; }  RND3u6yM9CcLA"/><text:span text:style-name="T20">⁠. <text:s/>Many important ecosystems may currently be threatened with collapse, including corals </text:span><text:reference-mark-start text:name="ADDIN Mendeley Citation{7a612d03-01a7-42ec-bfd9-a165de4ea0c9} CSL_CITATION  { &quot;citationItems&quot; : [ { &quot;id&quot; : &quot;ITEM-1&quot;, &quot;itemData&quot; : { &quot;DOI&quot; : &quot;10.1038/nature02691&quot;, &quot;abstract&quot; : &quot;The worldwide decline of coral reefs calls for an urgent reassessment of current management practices. Confronting large-scale crises requires a major scaling-up of management efforts based on an improved understanding of the ecological processes that underlie reef resilience. Managing for improved resilience, incorporating the role of human activity in shaping ecosystems, provides a basis for coping with uncertainty, future changes and ecological surprises. Here we review the ecological roles of critical functional groups (for both corals and reef fishes) that are fundamental to understanding resilience and avoiding phase shifts from coral dominance to less desirable, degraded ecosystems. We identify striking biogeographic differences in the species richness and composition of functional groups, which highlight the vulnerability of Caribbean reef ecosystems. These findings have profound implications for restoration of degraded reefs, management of fisheries, and the focus on marine protected areas and biodiversity hotspots as priorities for conservation.&quot;, &quot;author&quot; : [ { &quot;family&quot; : &quot;Bellwood&quot;, &quot;given&quot; : &quot;D R&quot; }, { &quot;family&quot; : &quot;Hughes&quot;, &quot;given&quot; : &quot;T P&quot; }, { &quot;family&quot; : &quot;Folke&quot;, &quot;given&quot; : &quot;C&quot; }, { &quot;family&quot; : &quot;Nystr\u00f6m&quot;, &quot;given&quot; : &quot;M&quot; } ], &quot;container-title&quot; : &quot;Nature&quot;, &quot;id&quot; : &quot;ITEM-1&quot;, &quot;issue&quot; : &quot;6994&quot;, &quot;issued&quot; : { &quot;date-parts&quot; : [ [ &quot;2004&quot;, &quot;6&quot;, &quot;24&quot; ] ] }, &quot;page&quot; : &quot;827-33&quot;, &quot;title&quot; : &quot;Confronting the coral reef crisis.&quot;, &quot;type&quot; : &quot;article-journal&quot;, &quot;volume&quot; : &quot;429&quot; }, &quot;uris&quot; : [ &quot;http://www.mendeley.com/documents/?uuid=7a612d03-01a7-42ec-bfd9-a165de4ea0c9&quot; ] } ], &quot;mendeley&quot; : { &quot;previouslyFormattedCitation&quot; : &quot;&lt;i&gt;(7)&lt;/i&gt;&quot; }, &quot;properties&quot; : { &quot;noteIndex&quot; : 0 }, &quot;schema&quot; : &quot;https://github.com/citation-style-language/schema/raw/master/csl-citation.json&quot; }  RND2XXgMCkdIZ"/><text:span text:style-name="T22">(7)</text:span><text:reference-mark-end text:name="ADDIN Mendeley Citation{7a612d03-01a7-42ec-bfd9-a165de4ea0c9} CSL_CITATION  { &quot;citationItems&quot; : [ { &quot;id&quot; : &quot;ITEM-1&quot;, &quot;itemData&quot; : { &quot;DOI&quot; : &quot;10.1038/nature02691&quot;, &quot;abstract&quot; : &quot;The worldwide decline of coral reefs calls for an urgent reassessment of current management practices. Confronting large-scale crises requires a major scaling-up of management efforts based on an improved understanding of the ecological processes that underlie reef resilience. Managing for improved resilience, incorporating the role of human activity in shaping ecosystems, provides a basis for coping with uncertainty, future changes and ecological surprises. Here we review the ecological roles of critical functional groups (for both corals and reef fishes) that are fundamental to understanding resilience and avoiding phase shifts from coral dominance to less desirable, degraded ecosystems. We identify striking biogeographic differences in the species richness and composition of functional groups, which highlight the vulnerability of Caribbean reef ecosystems. These findings have profound implications for restoration of degraded reefs, management of fisheries, and the focus on marine protected areas and biodiversity hotspots as priorities for conservation.&quot;, &quot;author&quot; : [ { &quot;family&quot; : &quot;Bellwood&quot;, &quot;given&quot; : &quot;D R&quot; }, { &quot;family&quot; : &quot;Hughes&quot;, &quot;given&quot; : &quot;T P&quot; }, { &quot;family&quot; : &quot;Folke&quot;, &quot;given&quot; : &quot;C&quot; }, { &quot;family&quot; : &quot;Nystr\u00f6m&quot;, &quot;given&quot; : &quot;M&quot; } ], &quot;container-title&quot; : &quot;Nature&quot;, &quot;id&quot; : &quot;ITEM-1&quot;, &quot;issue&quot; : &quot;6994&quot;, &quot;issued&quot; : { &quot;date-parts&quot; : [ [ &quot;2004&quot;, &quot;6&quot;, &quot;24&quot; ] ] }, &quot;page&quot; : &quot;827-33&quot;, &quot;title&quot; : &quot;Confronting the coral reef crisis.&quot;, &quot;type&quot; : &quot;article-journal&quot;, &quot;volume&quot; : &quot;429&quot; }, &quot;uris&quot; : [ &quot;http://www.mendeley.com/documents/?uuid=7a612d03-01a7-42ec-bfd9-a165de4ea0c9&quot; ] } ], &quot;mendeley&quot; : { &quot;previouslyFormattedCitation&quot; : &quot;&lt;i&gt;(7)&lt;/i&gt;&quot; }, &quot;properties&quot; : { &quot;noteIndex&quot; : 0 }, &quot;schema&quot; : &quot;https://github.com/citation-style-language/schema/raw/master/csl-citation.json&quot; }  RND2XXgMCkdIZ"/><text:span text:style-name="T20">⁠ , fisheries </text:span><text:reference-mark-start text:name="ADDIN Mendeley Citation{33855e73-b0a4-495c-b501-5f1955935669} CSL_CITATION  { &quot;citationItems&quot; : [ { &quot;id&quot; : &quot;ITEM-1&quot;, &quot;itemData&quot; : { &quot;DOI&quot; : &quot;10.1126/science.1122804&quot;, &quot;author&quot; : [ { &quot;family&quot; : &quot;Berkes&quot;, &quot;given&quot; : &quot;F&quot; }, { &quot;family&quot; : &quot;Hughes&quot;, &quot;given&quot; : &quot;T P&quot; }, { &quot;family&quot; : &quot;Steneck&quot;, &quot;given&quot; : &quot;R S&quot; }, { &quot;family&quot; : &quot;Wilson&quot;, &quot;given&quot; : &quot;J A&quot; }, { &quot;family&quot; : &quot;Bellwood&quot;, &quot;given&quot; : &quot;D R&quot; }, { &quot;family&quot; : &quot;Crona&quot;, &quot;given&quot; : &quot;B&quot; }, { &quot;family&quot; : &quot;Folke&quot;, &quot;given&quot; : &quot;C&quot; }, { &quot;family&quot; : &quot;Gunderson&quot;, &quot;given&quot; : &quot;L H&quot; }, { &quot;family&quot; : &quot;Leslie&quot;, &quot;given&quot; : &quot;H M&quot; }, { &quot;family&quot; : &quot;Norberg&quot;, &quot;given&quot; : &quot;J&quot; }, { &quot;family&quot; : &quot;Nystr\u00f6m&quot;, &quot;given&quot; : &quot;M&quot; }, { &quot;family&quot; : &quot;Olsson&quot;, &quot;given&quot; : &quot;P&quot; }, { &quot;family&quot; : &quot;Osterblom&quot;, &quot;given&quot; : &quot;H&quot; }, { &quot;family&quot; : &quot;Scheffer&quot;, &quot;given&quot; : &quot;M&quot; }, { &quot;family&quot; : &quot;Worm&quot;, &quot;given&quot; : &quot;B&quot; } ], &quot;container-title&quot; : &quot;Science (New York, N.Y.)&quot;, &quot;id&quot; : &quot;ITEM-1&quot;, &quot;issue&quot; : &quot;5767&quot;, &quot;issued&quot; : { &quot;date-parts&quot; : [ [ &quot;2006&quot;, &quot;3&quot;, &quot;17&quot; ] ] }, &quot;page&quot; : &quot;1557-8&quot;, &quot;title&quot; : &quot;Ecology. Globalization, roving bandits, and marine resources.&quot;, &quot;type&quot; : &quot;article-journal&quot;, &quot;volume&quot; : &quot;311&quot; }, &quot;uris&quot; : [ &quot;http://www.mendeley.com/documents/?uuid=33855e73-b0a4-495c-b501-5f1955935669&quot; ] } ], &quot;mendeley&quot; : { &quot;previouslyFormattedCitation&quot; : &quot;&lt;i&gt;(8)&lt;/i&gt;&quot; }, &quot;properties&quot; : { &quot;noteIndex&quot; : 0 }, &quot;schema&quot; : &quot;https://github.com/citation-style-language/schema/raw/master/csl-citation.json&quot; }  RNDiw7TfJqKvp"/><text:span text:style-name="T22">(8)</text:span><text:reference-mark-end text:name="ADDIN Mendeley Citation{33855e73-b0a4-495c-b501-5f1955935669} CSL_CITATION  { &quot;citationItems&quot; : [ { &quot;id&quot; : &quot;ITEM-1&quot;, &quot;itemData&quot; : { &quot;DOI&quot; : &quot;10.1126/science.1122804&quot;, &quot;author&quot; : [ { &quot;family&quot; : &quot;Berkes&quot;, &quot;given&quot; : &quot;F&quot; }, { &quot;family&quot; : &quot;Hughes&quot;, &quot;given&quot; : &quot;T P&quot; }, { &quot;family&quot; : &quot;Steneck&quot;, &quot;given&quot; : &quot;R S&quot; }, { &quot;family&quot; : &quot;Wilson&quot;, &quot;given&quot; : &quot;J A&quot; }, { &quot;family&quot; : &quot;Bellwood&quot;, &quot;given&quot; : &quot;D R&quot; }, { &quot;family&quot; : &quot;Crona&quot;, &quot;given&quot; : &quot;B&quot; }, { &quot;family&quot; : &quot;Folke&quot;, &quot;given&quot; : &quot;C&quot; }, { &quot;family&quot; : &quot;Gunderson&quot;, &quot;given&quot; : &quot;L H&quot; }, { &quot;family&quot; : &quot;Leslie&quot;, &quot;given&quot; : &quot;H M&quot; }, { &quot;family&quot; : &quot;Norberg&quot;, &quot;given&quot; : &quot;J&quot; }, { &quot;family&quot; : &quot;Nystr\u00f6m&quot;, &quot;given&quot; : &quot;M&quot; }, { &quot;family&quot; : &quot;Olsson&quot;, &quot;given&quot; : &quot;P&quot; }, { &quot;family&quot; : &quot;Osterblom&quot;, &quot;given&quot; : &quot;H&quot; }, { &quot;family&quot; : &quot;Scheffer&quot;, &quot;given&quot; : &quot;M&quot; }, { &quot;family&quot; : &quot;Worm&quot;, &quot;given&quot; : &quot;B&quot; } ], &quot;container-title&quot; : &quot;Science (New York, N.Y.)&quot;, &quot;id&quot; : &quot;ITEM-1&quot;, &quot;issue&quot; : &quot;5767&quot;, &quot;issued&quot; : { &quot;date-parts&quot; : [ [ &quot;2006&quot;, &quot;3&quot;, &quot;17&quot; ] ] }, &quot;page&quot; : &quot;1557-8&quot;, &quot;title&quot; : &quot;Ecology. Globalization, roving bandits, and marine resources.&quot;, &quot;type&quot; : &quot;article-journal&quot;, &quot;volume&quot; : &quot;311&quot; }, &quot;uris&quot; : [ &quot;http://www.mendeley.com/documents/?uuid=33855e73-b0a4-495c-b501-5f1955935669&quot; ] } ], &quot;mendeley&quot; : { &quot;previouslyFormattedCitation&quot; : &quot;&lt;i&gt;(8)&lt;/i&gt;&quot; }, &quot;properties&quot; : { &quot;noteIndex&quot; : 0 }, &quot;schema&quot; : &quot;https://github.com/citation-style-language/schema/raw/master/csl-citation.json&quot; }  RNDiw7TfJqKvp"/><text:span text:style-name="T20">⁠, lakes </text:span><text:reference-mark-start text:name="ADDIN Mendeley Citation{5c9b9378-1108-4cc0-b786-322c3d15897e}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6)&lt;/i&gt;&quot; }, &quot;properties&quot; : { &quot;noteIndex&quot; : 0 }, &quot;schema&quot; : &quot;https://github.com/citation-style-language/schema/raw/master/csl-citation.json&quot; }  RNDUzkax6k9j6"/><text:span text:style-name="T22">(6)</text:span><text:reference-mark-end text:name="ADDIN Mendeley Citation{5c9b9378-1108-4cc0-b786-322c3d15897e}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6)&lt;/i&gt;&quot; }, &quot;properties&quot; : { &quot;noteIndex&quot; : 0 }, &quot;schema&quot; : &quot;https://github.com/citation-style-language/schema/raw/master/csl-citation.json&quot; }  RNDUzkax6k9j6"/><text:span text:style-name="T20">⁠ , and grasslands </text:span><text:reference-mark-start text:name="ADDIN Mendeley Citation{92872a70-ef58-4ff2-8231-6caefd5532bd} CSL_CITATION  { &quot;citationItems&quot; : [ { &quot;id&quot; : &quot;ITEM-1&quot;, &quot;itemData&quot; : { &quot;DOI&quot; : &quot;10.1038/nature06111&quot;, &quot;abstract&quot; : &quot;Humans and climate affect ecosystems and their services, which may involve continuous and discontinuous transitions from one stable state to another. Discontinuous transitions are abrupt, irreversible and among the most catastrophic changes of ecosystems identified. For terrestrial ecosystems, it has been hypothesized that vegetation patchiness could be used as a signature of imminent transitions. Here, we analyse how vegetation patchiness changes in arid ecosystems with different grazing pressures, using both field data and a modelling approach. In the modelling approach, we extrapolated our analysis to even higher grazing pressures to investigate the vegetation patchiness when desertification is imminent. In three arid Mediterranean ecosystems in Spain, Greece and Morocco, we found that the patch-size distribution of the vegetation follows a power law. Using a stochastic cellular automaton model, we show that local positive interactions among plants can explain such power-law distributions. Furthermore, with increasing grazing pressure, the field data revealed consistent deviations from power laws. Increased grazing pressure leads to similar deviations in the model. When grazing was further increased in the model, we found that these deviations always and only occurred close to transition to desert, independent of the type of transition, and regardless of the vegetation cover. Therefore, we propose that patch-size distributions may be a warning signal for the onset of desertification.&quot;, &quot;author&quot; : [ { &quot;family&quot; : &quot;K\u00e9fi&quot;, &quot;given&quot; : &quot;Sonia&quot; }, { &quot;family&quot; : &quot;Rietkerk&quot;, &quot;given&quot; : &quot;Max&quot; }, { &quot;family&quot; : &quot;Alados&quot;, &quot;given&quot; : &quot;Concepci\u00f3n L&quot; }, { &quot;family&quot; : &quot;Pueyo&quot;, &quot;given&quot; : &quot;Yolanda&quot; }, { &quot;family&quot; : &quot;Papanastasis&quot;, &quot;given&quot; : &quot;Vasilios P&quot; }, { &quot;family&quot; : &quot;Elaich&quot;, &quot;given&quot; : &quot;Ahmed&quot; }, { &quot;family&quot; : &quot;de Ruiter&quot;, &quot;given&quot; : &quot;Peter C&quot; } ], &quot;container-title&quot; : &quot;Nature&quot;, &quot;id&quot; : &quot;ITEM-1&quot;, &quot;issue&quot; : &quot;7159&quot;, &quot;issued&quot; : { &quot;date-parts&quot; : [ [ &quot;2007&quot;, &quot;9&quot;, &quot;13&quot; ] ] }, &quot;note&quot; : &quot;&lt;m:note&gt;deviation from power law, does significance test on sum of squares reduction test&lt;/m:note&gt;&quot;, &quot;page&quot; : &quot;213-7&quot;, &quot;title&quot; : &quot;Spatial vegetation patterns and imminent desertification in Mediterranean arid ecosystems.&quot;, &quot;type&quot; : &quot;article-journal&quot;, &quot;volume&quot; : &quot;449&quot; }, &quot;uris&quot; : [ &quot;http://www.mendeley.com/documents/?uuid=92872a70-ef58-4ff2-8231-6caefd5532bd&quot; ] } ], &quot;mendeley&quot; : { &quot;previouslyFormattedCitation&quot; : &quot;&lt;i&gt;(9)&lt;/i&gt;&quot; }, &quot;properties&quot; : { &quot;noteIndex&quot; : 0 }, &quot;schema&quot; : &quot;https://github.com/citation-style-language/schema/raw/master/csl-citation.json&quot; }  RNDKlerR03CeM"/><text:span text:style-name="T22">(9)</text:span><text:reference-mark-end text:name="ADDIN Mendeley Citation{92872a70-ef58-4ff2-8231-6caefd5532bd} CSL_CITATION  { &quot;citationItems&quot; : [ { &quot;id&quot; : &quot;ITEM-1&quot;, &quot;itemData&quot; : { &quot;DOI&quot; : &quot;10.1038/nature06111&quot;, &quot;abstract&quot; : &quot;Humans and climate affect ecosystems and their services, which may involve continuous and discontinuous transitions from one stable state to another. Discontinuous transitions are abrupt, irreversible and among the most catastrophic changes of ecosystems identified. For terrestrial ecosystems, it has been hypothesized that vegetation patchiness could be used as a signature of imminent transitions. Here, we analyse how vegetation patchiness changes in arid ecosystems with different grazing pressures, using both field data and a modelling approach. In the modelling approach, we extrapolated our analysis to even higher grazing pressures to investigate the vegetation patchiness when desertification is imminent. In three arid Mediterranean ecosystems in Spain, Greece and Morocco, we found that the patch-size distribution of the vegetation follows a power law. Using a stochastic cellular automaton model, we show that local positive interactions among plants can explain such power-law distributions. Furthermore, with increasing grazing pressure, the field data revealed consistent deviations from power laws. Increased grazing pressure leads to similar deviations in the model. When grazing was further increased in the model, we found that these deviations always and only occurred close to transition to desert, independent of the type of transition, and regardless of the vegetation cover. Therefore, we propose that patch-size distributions may be a warning signal for the onset of desertification.&quot;, &quot;author&quot; : [ { &quot;family&quot; : &quot;K\u00e9fi&quot;, &quot;given&quot; : &quot;Sonia&quot; }, { &quot;family&quot; : &quot;Rietkerk&quot;, &quot;given&quot; : &quot;Max&quot; }, { &quot;family&quot; : &quot;Alados&quot;, &quot;given&quot; : &quot;Concepci\u00f3n L&quot; }, { &quot;family&quot; : &quot;Pueyo&quot;, &quot;given&quot; : &quot;Yolanda&quot; }, { &quot;family&quot; : &quot;Papanastasis&quot;, &quot;given&quot; : &quot;Vasilios P&quot; }, { &quot;family&quot; : &quot;Elaich&quot;, &quot;given&quot; : &quot;Ahmed&quot; }, { &quot;family&quot; : &quot;de Ruiter&quot;, &quot;given&quot; : &quot;Peter C&quot; } ], &quot;container-title&quot; : &quot;Nature&quot;, &quot;id&quot; : &quot;ITEM-1&quot;, &quot;issue&quot; : &quot;7159&quot;, &quot;issued&quot; : { &quot;date-parts&quot; : [ [ &quot;2007&quot;, &quot;9&quot;, &quot;13&quot; ] ] }, &quot;note&quot; : &quot;&lt;m:note&gt;deviation from power law, does significance test on sum of squares reduction test&lt;/m:note&gt;&quot;, &quot;page&quot; : &quot;213-7&quot;, &quot;title&quot; : &quot;Spatial vegetation patterns and imminent desertification in Mediterranean arid ecosystems.&quot;, &quot;type&quot; : &quot;article-journal&quot;, &quot;volume&quot; : &quot;449&quot; }, &quot;uris&quot; : [ &quot;http://www.mendeley.com/documents/?uuid=92872a70-ef58-4ff2-8231-6caefd5532bd&quot; ] } ], &quot;mendeley&quot; : { &quot;previouslyFormattedCitation&quot; : &quot;&lt;i&gt;(9)&lt;/i&gt;&quot; }, &quot;properties&quot; : { &quot;noteIndex&quot; : 0 }, &quot;schema&quot; : &quot;https://github.com/citation-style-language/schema/raw/master/csl-citation.json&quot; }  RNDKlerR03CeM"/><text:span text:style-name="T20">⁠. <text:s/>Given the potential impact of <text:s/>these shifts on the sustainable delivery of ecosystem services and the idea that management responses would be needed either to avoid an undesirable shift or else to adapt to novel conditions, it is important to develop the ability to predict impending regime shifts based on early warning signs. <text:s/>With a good model of the system, system-specific approaches could be useful </text:span><text:reference-mark-start text:name="ADDIN Mendeley Citation{7e6413f5-2af8-494d-aee9-2c03e1b917b5} CSL_CITATION  { &quot;citationItems&quot; : [ { &quot;id&quot; : &quot;ITEM-1&quot;, &quot;itemData&quot; : { &quot;DOI&quot; : &quot;10.1098/rsta.2008.0171&quot;, &quot;abstract&quot; : &quot;We have used the Grid ENabled Integrated Earth system modelling framework to study the archetypal example of a tipping point in the climate system; a threshold for the collapse of the Atlantic thermohaline circulation (THC). eScience has been invaluable in this work and we explain how we have made it work for us. Two stable states of the THC have been found to coexist, under the same boundary conditions, in a hierarchy of models. The climate forcing required to collapse the THC and the reversibility or irreversibility of such a collapse depends on uncertain model parameters. Automated methods have been used to assimilate observational data to constrain the pertinent parameters. Anthropogenic climate forcing leads to a robust weakening of the THC and increases the probability of crossing a THC tipping point, but some ensemble members collapse readily, whereas others are extremely resistant. Hence, we test general methods that have been developed to directly diagnose, from time-series data, the proximity of a 'tipping element', such as the THC to a bifurcation point. In a three-dimensional ocean-atmosphere model exhibiting THC hysteresis, despite high variability in the THC driven by the dynamical atmosphere, some early warning of an approaching tipping point appears possible.&quot;, &quot;author&quot; : [ { &quot;family&quot; : &quot;Lenton&quot;, &quot;given&quot; : &quot;Timothy M&quot; }, { &quot;family&quot; : &quot;Myerscough&quot;, &quot;given&quot; : &quot;Richard J&quot; }, { &quot;family&quot; : &quot;Marsh&quot;, &quot;given&quot; : &quot;Robert&quot; }, { &quot;family&quot; : &quot;Livina&quot;, &quot;given&quot; : &quot;Valerie N&quot; }, { &quot;family&quot; : &quot;Price&quot;, &quot;given&quot; : &quot;Andrew R&quot; }, { &quot;family&quot; : &quot;Cox&quot;, &quot;given&quot; : &quot;Simon J&quot; } ], &quot;container-title&quot; : &quot;Philosophical transactions. Series A, Mathematical, physical, and engineering sciences&quot;, &quot;id&quot; : &quot;ITEM-1&quot;, &quot;issue&quot; : &quot;1890&quot;, &quot;issued&quot; : { &quot;date-parts&quot; : [ [ &quot;2009&quot;, &quot;3&quot;, &quot;13&quot; ] ] }, &quot;page&quot; : &quot;871-84&quot;, &quot;title&quot; : &quot;Using GENIE to study a tipping point in the climate system.&quot;, &quot;type&quot; : &quot;article-journal&quot;, &quot;volume&quot; : &quot;367&quot; }, &quot;uris&quot; : [ &quot;http://www.mendeley.com/documents/?uuid=7e6413f5-2af8-494d-aee9-2c03e1b917b5&quot; ] } ], &quot;mendeley&quot; : { &quot;previouslyFormattedCitation&quot; : &quot;&lt;i&gt;(10)&lt;/i&gt;&quot; }, &quot;properties&quot; : { &quot;noteIndex&quot; : 0 }, &quot;schema&quot; : &quot;https://github.com/citation-style-language/schema/raw/master/csl-citation.json&quot; }  RNDmNIuryDhI9"/><text:span text:style-name="T22">(10)</text:span><text:reference-mark-end text:name="ADDIN Mendeley Citation{7e6413f5-2af8-494d-aee9-2c03e1b917b5} CSL_CITATION  { &quot;citationItems&quot; : [ { &quot;id&quot; : &quot;ITEM-1&quot;, &quot;itemData&quot; : { &quot;DOI&quot; : &quot;10.1098/rsta.2008.0171&quot;, &quot;abstract&quot; : &quot;We have used the Grid ENabled Integrated Earth system modelling framework to study the archetypal example of a tipping point in the climate system; a threshold for the collapse of the Atlantic thermohaline circulation (THC). eScience has been invaluable in this work and we explain how we have made it work for us. Two stable states of the THC have been found to coexist, under the same boundary conditions, in a hierarchy of models. The climate forcing required to collapse the THC and the reversibility or irreversibility of such a collapse depends on uncertain model parameters. Automated methods have been used to assimilate observational data to constrain the pertinent parameters. Anthropogenic climate forcing leads to a robust weakening of the THC and increases the probability of crossing a THC tipping point, but some ensemble members collapse readily, whereas others are extremely resistant. Hence, we test general methods that have been developed to directly diagnose, from time-series data, the proximity of a 'tipping element', such as the THC to a bifurcation point. In a three-dimensional ocean-atmosphere model exhibiting THC hysteresis, despite high variability in the THC driven by the dynamical atmosphere, some early warning of an approaching tipping point appears possible.&quot;, &quot;author&quot; : [ { &quot;family&quot; : &quot;Lenton&quot;, &quot;given&quot; : &quot;Timothy M&quot; }, { &quot;family&quot; : &quot;Myerscough&quot;, &quot;given&quot; : &quot;Richard J&quot; }, { &quot;family&quot; : &quot;Marsh&quot;, &quot;given&quot; : &quot;Robert&quot; }, { &quot;family&quot; : &quot;Livina&quot;, &quot;given&quot; : &quot;Valerie N&quot; }, { &quot;family&quot; : &quot;Price&quot;, &quot;given&quot; : &quot;Andrew R&quot; }, { &quot;family&quot; : &quot;Cox&quot;, &quot;given&quot; : &quot;Simon J&quot; } ], &quot;container-title&quot; : &quot;Philosophical transactions. Series A, Mathematical, physical, and engineering sciences&quot;, &quot;id&quot; : &quot;ITEM-1&quot;, &quot;issue&quot; : &quot;1890&quot;, &quot;issued&quot; : { &quot;date-parts&quot; : [ [ &quot;2009&quot;, &quot;3&quot;, &quot;13&quot; ] ] }, &quot;page&quot; : &quot;871-84&quot;, &quot;title&quot; : &quot;Using GENIE to study a tipping point in the climate system.&quot;, &quot;type&quot; : &quot;article-journal&quot;, &quot;volume&quot; : &quot;367&quot; }, &quot;uris&quot; : [ &quot;http://www.mendeley.com/documents/?uuid=7e6413f5-2af8-494d-aee9-2c03e1b917b5&quot; ] } ], &quot;mendeley&quot; : { &quot;previouslyFormattedCitation&quot; : &quot;&lt;i&gt;(10)&lt;/i&gt;&quot; }, &quot;properties&quot; : { &quot;noteIndex&quot; : 0 }, &quot;schema&quot; : &quot;https://github.com/citation-style-language/schema/raw/master/csl-citation.json&quot; }  RNDmNIuryDhI9"/><text:span text:style-name="T23">⁠</text:span><text:span text:style-name="T20">, but in cases where good models are </text:span><text:soft-page-break/><text:span text:style-name="T20">not available general approaches are needed </text:span><text:reference-mark-start text:name="ADDIN Mendeley Citation{05dbe6cd-967b-4c0b-b767-1d194a10e13a}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lt;/i&gt;&quot; }, &quot;properties&quot; : { &quot;noteIndex&quot; : 0 }, &quot;schema&quot; : &quot;https://github.com/citation-style-language/schema/raw/master/csl-citation.json&quot; }  RNDWn8GN6N8G6"/><text:span text:style-name="T22">(4)</text:span><text:reference-mark-end text:name="ADDIN Mendeley Citation{05dbe6cd-967b-4c0b-b767-1d194a10e13a}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lt;/i&gt;&quot; }, &quot;properties&quot; : { &quot;noteIndex&quot; : 0 }, &quot;schema&quot; : &quot;https://github.com/citation-style-language/schema/raw/master/csl-citation.json&quot; }  RNDWn8GN6N8G6"/><text:span text:style-name="T20">⁠. <text:s/>We focus on the common scenario of gradual change yielding a sudden shift or bifurcation </text:span><text:reference-mark-start text:name="ADDIN Mendeley Citation{ec154dfb-de8f-43a9-bb79-aed6aa3b1450};{05dbe6cd-967b-4c0b-b767-1d194a10e13a}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3, 4)&lt;/i&gt;&quot; }, &quot;properties&quot; : { &quot;noteIndex&quot; : 0 }, &quot;schema&quot; : &quot;https://github.com/citation-style-language/schema/raw/master/csl-citation.json&quot; }  RNDEassSKtVWY"/><text:span text:style-name="T22">(3, 4)</text:span><text:reference-mark-end text:name="ADDIN Mendeley Citation{ec154dfb-de8f-43a9-bb79-aed6aa3b1450};{05dbe6cd-967b-4c0b-b767-1d194a10e13a}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3, 4)&lt;/i&gt;&quot; }, &quot;properties&quot; : { &quot;noteIndex&quot; : 0 }, &quot;schema&quot; : &quot;https://github.com/citation-style-language/schema/raw/master/csl-citation.json&quot; }  RNDEassSKtVWY"/><text:span text:style-name="T20">⁠. <text:s/>We describe a novel statistical approach that is appropriate for the goal of informing management. <text:s/></text:span></text:p>
      <text:p text:style-name="P10"/>
      <text:p text:style-name="P9"><text:span text:style-name="T20"><text:tab/>Though previous research has identified patterns such as increasing variance or autocorrelation in time-series approaching a critical transition, there has been no method for forecasting the probability of a collapse from a natural system. <text:s/>As real-world applications of early warning signals will not be able to point to the same differences between controlled and manipulated systems that have been demonstrated in experimental studies of early warning </text:span><text:reference-mark-start text:name="ADDIN Mendeley Citation{5c9b9378-1108-4cc0-b786-322c3d15897e};{c33420c3-38d1-49a1-9fb9-18eaf07e7424}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9389&quot;, &quot;author&quot; : [ { &quot;family&quot; : &quot;Drake&quot;, &quot;given&quot; : &quot;John M.&quot; }, { &quot;family&quot; : &quot;Griffen&quot;, &quot;given&quot; : &quot;Blaine D.&quot; } ], &quot;container-title&quot; : &quot;Nature&quot;, &quot;id&quot; : &quot;ITEM-2&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 6)&lt;/i&gt;&quot; }, &quot;properties&quot; : { &quot;noteIndex&quot; : 0 }, &quot;schema&quot; : &quot;https://github.com/citation-style-language/schema/raw/master/csl-citation.json&quot; }  RNDrJvADm8RUR"/><text:span text:style-name="Default_20_Paragraph_20_Font"><text:span text:style-name="T24">(5, 6)</text:span></text:span><text:reference-mark-end text:name="ADDIN Mendeley Citation{5c9b9378-1108-4cc0-b786-322c3d15897e};{c33420c3-38d1-49a1-9fb9-18eaf07e7424}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9389&quot;, &quot;author&quot; : [ { &quot;family&quot; : &quot;Drake&quot;, &quot;given&quot; : &quot;John M.&quot; }, { &quot;family&quot; : &quot;Griffen&quot;, &quot;given&quot; : &quot;Blaine D.&quot; } ], &quot;container-title&quot; : &quot;Nature&quot;, &quot;id&quot; : &quot;ITEM-2&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 6)&lt;/i&gt;&quot; }, &quot;properties&quot; : { &quot;noteIndex&quot; : 0 }, &quot;schema&quot; : &quot;https://github.com/citation-style-language/schema/raw/master/csl-citation.json&quot; }  RNDrJvADm8RUR"/><text:span text:style-name="Default_20_Paragraph_20_Font"><text:span text:style-name="T21">⁠. While the number of potential patterns grows steadily </text:span></text:span><text:reference-mark-start text:name="ADDIN Mendeley Citation{d5828449-dc45-45ad-a019-f1fe37f76595};{04d043fa-72e1-467a-b7b7-f838dad7f846};{cb677100-7ea6-4b5d-bf7f-d620fcebd0d7};{fbe6bff8-a954-43e5-aca0-12d5b7715721};{94940264-7d5e-4ac8-adec-af9bd79a7cf6} CSL_CITATION  { &quot;citationItems&quot; : [ { &quot;id&quot; : &quot;ITEM-1&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1&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id&quot; : &quot;ITEM-2&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2&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3&quot;, &quot;itemData&quot; : { &quot;DOI&quot; : &quot;10.1007/s12080-008-0033-1&quot;, &quot;author&quot; : [ { &quot;family&quot; : &quot;Guttal&quot;, &quot;given&quot; : &quot;Vishwesha&quot; }, { &quot;family&quot; : &quot;Jayaprakash&quot;, &quot;given&quot; : &quot;C.&quot; } ], &quot;container-title&quot; : &quot;Theoretical Ecology&quot;, &quot;id&quot; : &quot;ITEM-3&quot;, &quot;issue&quot; : &quot;1&quot;, &quot;issued&quot; : { &quot;date-parts&quot; : [ [ &quot;2008&quot;, &quot;12&quot; ] ] }, &quot;page&quot; : &quot;3-12&quot;, &quot;title&quot; : &quot;Spatial variance and spatial skewness: leading indicators of regime shifts in spatial ecological systems&quot;, &quot;type&quot; : &quot;article-journal&quot;, &quot;volume&quot; : &quot;2&quot; }, &quot;uris&quot; : [ &quot;http://www.mendeley.com/documents/?uuid=cb677100-7ea6-4b5d-bf7f-d620fcebd0d7&quot; ] }, { &quot;id&quot; : &quot;ITEM-4&quot;, &quot;itemData&quot; : { &quot;DOI&quot; : &quot;10.1111/j.1461-0248.2008.01160.x&quot;, &quot;abstract&quot; : &quot;Empirical evidence for large-scale abrupt changes in ecosystems such as lakes and vegetation of semi-arid regions is growing. Such changes, called regime shifts, can lead to degradation of ecological services. We study simple ecological models that show a catastrophic transition as a control parameter is varied and propose a novel early warning signal that exploits two ubiquitous features of ecological systems: nonlinearity and large external fluctuations. Either reduced resilience or increased external fluctuations can tip ecosystems to an alternative stable state. It is shown that changes in asymmetry in the distribution of time series data, quantified by changing skewness, is a model-independent and reliable early warning signal for both routes to regime shifts. Furthermore, using model simulations that mimic field measurements and a simple analysis of real data from abrupt climate change in the Sahara, we study the feasibility of skewness calculations using data available from routine monitoring.&quot;, &quot;author&quot; : [ { &quot;family&quot; : &quot;Guttal&quot;, &quot;given&quot; : &quot;Vishwesha&quot; }, { &quot;family&quot; : &quot;Jayaprakash&quot;, &quot;given&quot; : &quot;Ciriyam&quot; } ], &quot;container-title&quot; : &quot;Ecology letters&quot;, &quot;id&quot; : &quot;ITEM-4&quot;, &quot;issue&quot; : &quot;5&quot;, &quot;issued&quot; : { &quot;date-parts&quot; : [ [ &quot;2008&quot;, &quot;5&quot; ] ] }, &quot;page&quot; : &quot;450-60&quot;, &quot;title&quot; : &quot;Changing skewness: an early warning signal of regime shifts in ecosystems.&quot;, &quot;type&quot; : &quot;article-journal&quot;, &quot;volume&quot; : &quot;11&quot; }, &quot;uris&quot; : [ &quot;http://www.mendeley.com/documents/?uuid=fbe6bff8-a954-43e5-aca0-12d5b7715721&quot; ] }, { &quot;id&quot; : &quot;ITEM-5&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5&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1-15)&lt;/i&gt;&quot; }, &quot;properties&quot; : { &quot;noteIndex&quot; : 0 }, &quot;schema&quot; : &quot;https://github.com/citation-style-language/schema/raw/master/csl-citation.json&quot; }  RNDb1EjIcqfk7"/><text:span text:style-name="Default_20_Paragraph_20_Font"><text:span text:style-name="T24">(11-15)</text:span></text:span><text:reference-mark-end text:name="ADDIN Mendeley Citation{d5828449-dc45-45ad-a019-f1fe37f76595};{04d043fa-72e1-467a-b7b7-f838dad7f846};{cb677100-7ea6-4b5d-bf7f-d620fcebd0d7};{fbe6bff8-a954-43e5-aca0-12d5b7715721};{94940264-7d5e-4ac8-adec-af9bd79a7cf6} CSL_CITATION  { &quot;citationItems&quot; : [ { &quot;id&quot; : &quot;ITEM-1&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1&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id&quot; : &quot;ITEM-2&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2&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3&quot;, &quot;itemData&quot; : { &quot;DOI&quot; : &quot;10.1007/s12080-008-0033-1&quot;, &quot;author&quot; : [ { &quot;family&quot; : &quot;Guttal&quot;, &quot;given&quot; : &quot;Vishwesha&quot; }, { &quot;family&quot; : &quot;Jayaprakash&quot;, &quot;given&quot; : &quot;C.&quot; } ], &quot;container-title&quot; : &quot;Theoretical Ecology&quot;, &quot;id&quot; : &quot;ITEM-3&quot;, &quot;issue&quot; : &quot;1&quot;, &quot;issued&quot; : { &quot;date-parts&quot; : [ [ &quot;2008&quot;, &quot;12&quot; ] ] }, &quot;page&quot; : &quot;3-12&quot;, &quot;title&quot; : &quot;Spatial variance and spatial skewness: leading indicators of regime shifts in spatial ecological systems&quot;, &quot;type&quot; : &quot;article-journal&quot;, &quot;volume&quot; : &quot;2&quot; }, &quot;uris&quot; : [ &quot;http://www.mendeley.com/documents/?uuid=cb677100-7ea6-4b5d-bf7f-d620fcebd0d7&quot; ] }, { &quot;id&quot; : &quot;ITEM-4&quot;, &quot;itemData&quot; : { &quot;DOI&quot; : &quot;10.1111/j.1461-0248.2008.01160.x&quot;, &quot;abstract&quot; : &quot;Empirical evidence for large-scale abrupt changes in ecosystems such as lakes and vegetation of semi-arid regions is growing. Such changes, called regime shifts, can lead to degradation of ecological services. We study simple ecological models that show a catastrophic transition as a control parameter is varied and propose a novel early warning signal that exploits two ubiquitous features of ecological systems: nonlinearity and large external fluctuations. Either reduced resilience or increased external fluctuations can tip ecosystems to an alternative stable state. It is shown that changes in asymmetry in the distribution of time series data, quantified by changing skewness, is a model-independent and reliable early warning signal for both routes to regime shifts. Furthermore, using model simulations that mimic field measurements and a simple analysis of real data from abrupt climate change in the Sahara, we study the feasibility of skewness calculations using data available from routine monitoring.&quot;, &quot;author&quot; : [ { &quot;family&quot; : &quot;Guttal&quot;, &quot;given&quot; : &quot;Vishwesha&quot; }, { &quot;family&quot; : &quot;Jayaprakash&quot;, &quot;given&quot; : &quot;Ciriyam&quot; } ], &quot;container-title&quot; : &quot;Ecology letters&quot;, &quot;id&quot; : &quot;ITEM-4&quot;, &quot;issue&quot; : &quot;5&quot;, &quot;issued&quot; : { &quot;date-parts&quot; : [ [ &quot;2008&quot;, &quot;5&quot; ] ] }, &quot;page&quot; : &quot;450-60&quot;, &quot;title&quot; : &quot;Changing skewness: an early warning signal of regime shifts in ecosystems.&quot;, &quot;type&quot; : &quot;article-journal&quot;, &quot;volume&quot; : &quot;11&quot; }, &quot;uris&quot; : [ &quot;http://www.mendeley.com/documents/?uuid=fbe6bff8-a954-43e5-aca0-12d5b7715721&quot; ] }, { &quot;id&quot; : &quot;ITEM-5&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5&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1-15)&lt;/i&gt;&quot; }, &quot;properties&quot; : { &quot;noteIndex&quot; : 0 }, &quot;schema&quot; : &quot;https://github.com/citation-style-language/schema/raw/master/csl-citation.json&quot; }  RNDb1EjIcqfk7"/><text:span text:style-name="Default_20_Paragraph_20_Font"><text:span text:style-name="T21">⁠ , there are few examples that statistically quantify the patterns </text:span></text:span><text:reference-mark-start text:name="ADDIN Mendeley Citation{04d043fa-72e1-467a-b7b7-f838dad7f846};{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2&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2, 15)&lt;/i&gt;&quot; }, &quot;properties&quot; : { &quot;noteIndex&quot; : 0 }, &quot;schema&quot; : &quot;https://github.com/citation-style-language/schema/raw/master/csl-citation.json&quot; }  RNDmzierAzlgW"/><text:span text:style-name="Default_20_Paragraph_20_Font"><text:span text:style-name="T24">(12, 15)</text:span></text:span><text:reference-mark-end text:name="ADDIN Mendeley Citation{04d043fa-72e1-467a-b7b7-f838dad7f846};{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2&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2, 15)&lt;/i&gt;&quot; }, &quot;properties&quot; : { &quot;noteIndex&quot; : 0 }, &quot;schema&quot; : &quot;https://github.com/citation-style-language/schema/raw/master/csl-citation.json&quot; }  RNDmzierAzlgW"/><text:span text:style-name="Default_20_Paragraph_20_Font"><text:span text:style-name="T21">⁠, and fewer still that determine the distribution of that quantity in the event that the system </text:span></text:span><text:span text:style-name="Default_20_Paragraph_20_Font"><text:span text:style-name="T25">is not</text:span></text:span><text:span text:style-name="Default_20_Paragraph_20_Font"><text:span text:style-name="T21"> approaching a transition – the </text:span></text:span><text:span text:style-name="Default_20_Paragraph_20_Font"><text:span text:style-name="T25">reliability </text:span></text:span><text:span text:style-name="Default_20_Paragraph_20_Font"><text:span text:style-name="T21">or false alarm rate </text:span></text:span><text:reference-mark-start text:name="ADDIN Mendeley Citation{04d043fa-72e1-467a-b7b7-f838dad7f84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mendeley&quot; : { &quot;previouslyFormattedCitation&quot; : &quot;&lt;i&gt;(12)&lt;/i&gt;&quot; }, &quot;properties&quot; : { &quot;noteIndex&quot; : 0 }, &quot;schema&quot; : &quot;https://github.com/citation-style-language/schema/raw/master/csl-citation.json&quot; }  RNDJYpFj32rUW"/><text:span text:style-name="Default_20_Paragraph_20_Font"><text:span text:style-name="T24">(12)</text:span></text:span><text:reference-mark-end text:name="ADDIN Mendeley Citation{04d043fa-72e1-467a-b7b7-f838dad7f84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mendeley&quot; : { &quot;previouslyFormattedCitation&quot; : &quot;&lt;i&gt;(12)&lt;/i&gt;&quot; }, &quot;properties&quot; : { &quot;noteIndex&quot; : 0 }, &quot;schema&quot; : &quot;https://github.com/citation-style-language/schema/raw/master/csl-citation.json&quot; }  RNDJYpFj32rUW"/><text:span text:style-name="Default_20_Paragraph_20_Font"><text:span text:style-name="T21">⁠. <text:s/>None have considered the distribution of such a statistic in the event that a system </text:span></text:span><text:span text:style-name="Default_20_Paragraph_20_Font"><text:span text:style-name="T25">is </text:span></text:span><text:span text:style-name="Default_20_Paragraph_20_Font"><text:span text:style-name="T21">approaching a transition – the </text:span></text:span><text:span text:style-name="Default_20_Paragraph_20_Font"><text:span text:style-name="T25">sensitivity</text:span></text:span><text:span text:style-name="Default_20_Paragraph_20_Font"><text:span text:style-name="T21"> to avoid missed detection. <text:s/>We need to quantify such uncertainty/error rates to compare between possible methods </text:span></text:span><text:reference-mark-start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6)&lt;/i&gt;&quot; }, &quot;properties&quot; : { &quot;noteIndex&quot; : 0 }, &quot;schema&quot; : &quot;https://github.com/citation-style-language/schema/raw/master/csl-citation.json&quot; }  RNDJ5XXpqAgWu"/><text:span text:style-name="Default_20_Paragraph_20_Font"><text:span text:style-name="T24">(16)</text:span></text:span><text:reference-mark-end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6)&lt;/i&gt;&quot; }, &quot;properties&quot; : { &quot;noteIndex&quot; : 0 }, &quot;schema&quot; : &quot;https://github.com/citation-style-language/schema/raw/master/csl-citation.json&quot; }  RNDJ5XXpqAgWu"/><text:span text:style-name="Default_20_Paragraph_20_Font"><text:span text:style-name="T21">⁠ and address the continual concern about how much data is necessary </text:span></text:span><text:reference-mark-start text:name="ADDIN Mendeley Citation{c540c77b-d9b4-4960-8eb6-35691256abe5};{04d043fa-72e1-467a-b7b7-f838dad7f846};{9e55e691-5eee-452c-8d85-18886cc286a2};{ec154dfb-de8f-43a9-bb79-aed6aa3b1450};{510887aa-6e3a-4bfb-bc10-24917e0e2416}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id&quot; : &quot;ITEM-2&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2&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3&quot;, &quot;itemData&quot; : { &quot;DOI&quot; : &quot;10.1038/467411a&quot;, &quot;author&quot; : [ { &quot;family&quot; : &quot;Scheffer&quot;, &quot;given&quot; : &quot;Marten&quot; } ], &quot;container-title&quot; : &quot;Nature&quot;, &quot;id&quot; : &quot;ITEM-3&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4&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4&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5&quot;, &quot;itemData&quot; : { &quot;DOI&quot; : &quot;10.1038/nclimate1146&quot;, &quot;author&quot; : [ { &quot;family&quot; : &quot;Inman&quot;, &quot;given&quot; : &quot;Mason&quot; } ], &quot;container-title&quot; : &quot;Nature Climate Change&quot;, &quot;id&quot; : &quot;ITEM-5&quot;, &quot;issued&quot; : { &quot;date-parts&quot; : [ [ &quot;2011&quot;, &quot;6&quot;, &quot;19&quot; ] ] }, &quot;page&quot; : &quot;1-4&quot;, &quot;title&quot; : &quot;Sending out an SOS&quot;, &quot;type&quot; : &quot;article-journal&quot; }, &quot;uris&quot; : [ &quot;http://www.mendeley.com/documents/?uuid=510887aa-6e3a-4bfb-bc10-24917e0e2416&quot; ] } ], &quot;mendeley&quot; : { &quot;previouslyFormattedCitation&quot; : &quot;&lt;i&gt;(3, 12, 16-18)&lt;/i&gt;&quot; }, &quot;properties&quot; : { &quot;noteIndex&quot; : 0 }, &quot;schema&quot; : &quot;https://github.com/citation-style-language/schema/raw/master/csl-citation.json&quot; }  RNDoItWxlhwXN"/><text:span text:style-name="Default_20_Paragraph_20_Font"><text:span text:style-name="T24">(3, 12, 16-18)</text:span></text:span><text:reference-mark-end text:name="ADDIN Mendeley Citation{c540c77b-d9b4-4960-8eb6-35691256abe5};{04d043fa-72e1-467a-b7b7-f838dad7f846};{9e55e691-5eee-452c-8d85-18886cc286a2};{ec154dfb-de8f-43a9-bb79-aed6aa3b1450};{510887aa-6e3a-4bfb-bc10-24917e0e2416}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id&quot; : &quot;ITEM-2&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2&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3&quot;, &quot;itemData&quot; : { &quot;DOI&quot; : &quot;10.1038/467411a&quot;, &quot;author&quot; : [ { &quot;family&quot; : &quot;Scheffer&quot;, &quot;given&quot; : &quot;Marten&quot; } ], &quot;container-title&quot; : &quot;Nature&quot;, &quot;id&quot; : &quot;ITEM-3&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4&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4&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5&quot;, &quot;itemData&quot; : { &quot;DOI&quot; : &quot;10.1038/nclimate1146&quot;, &quot;author&quot; : [ { &quot;family&quot; : &quot;Inman&quot;, &quot;given&quot; : &quot;Mason&quot; } ], &quot;container-title&quot; : &quot;Nature Climate Change&quot;, &quot;id&quot; : &quot;ITEM-5&quot;, &quot;issued&quot; : { &quot;date-parts&quot; : [ [ &quot;2011&quot;, &quot;6&quot;, &quot;19&quot; ] ] }, &quot;page&quot; : &quot;1-4&quot;, &quot;title&quot; : &quot;Sending out an SOS&quot;, &quot;type&quot; : &quot;article-journal&quot; }, &quot;uris&quot; : [ &quot;http://www.mendeley.com/documents/?uuid=510887aa-6e3a-4bfb-bc10-24917e0e2416&quot; ] } ], &quot;mendeley&quot; : { &quot;previouslyFormattedCitation&quot; : &quot;&lt;i&gt;(3, 12, 16-18)&lt;/i&gt;&quot; }, &quot;properties&quot; : { &quot;noteIndex&quot; : 0 }, &quot;schema&quot; : &quot;https://github.com/citation-style-language/schema/raw/master/csl-citation.json&quot; }  RNDoItWxlhwXN"/><text:span text:style-name="Default_20_Paragraph_20_Font"><text:span text:style-name="T21">⁠ for robust detection. <text:s/></text:span></text:span></text:p>
      <text:p text:style-name="P4"><text:span text:style-name="T5"><text:tab/></text:span><text:span text:style-name="T5">Detection of impending transitions is not just a scientific question and the goal should not solely be to detect with a 5% chance of a false positive, and a higher false alarm rate </text:span><text:span text:style-name="T9">may</text:span><text:span text:style-name="T5"> well be <text:s/>worth a smaller chance of <text:s/>missing a catastrophic shift. </text:span><text:span text:style-name="T6"><text:s/></text:span><text:span text:style-name="T5">There is an obvious trade-off between the frequency with which a given approach will experience a false alarm and with which it will fail to provide any advanced warning. <text:s/>Choosing the appropriate trade off requires knowledge of the likelihood of both kinds of error. <text:s/></text:span><text:span text:style-name="T6">In this paper, we (1) present the first measurements of reliability and sensitivity for early-warning indicators, (2) we use this method to estimate the amount of data required to achieve a given level of confidence, <text:s/>(3) we show where existing methods have performed little better than chance due to a lack of </text:span><text:soft-page-break/><text:span text:style-name="T6">sufficient data or the use of an insensitive method (4) we introduce a new indicator based on likelihood which substantially out-performs the existing methods. <text:s text:c="4"/></text:span></text:p>
      <text:p text:style-name="P4"><text:span text:style-name="T5"><text:tab/>We illustrate the trade-off between false alarms and failed detection using receiver-operating characteristic (ROC) curves first developed in signal-processing literature </text:span><text:reference-mark-start text:name="ADDIN Mendeley Citation{13210bdb-3cfd-49b2-8e81-56b8a1cc4468};{378c3f69-dd79-4639-9af7-9191ec3bad11} CSL_CITATION  { &quot;citationItems&quot; : [ { &quot;id&quot; : &quot;ITEM-1&quot;, &quot;itemData&quot; : { &quot;ISBN&quot; : &quot;0932146236&quot;, &quot;author&quot; : [ { &quot;family&quot; : &quot;Green&quot;, &quot;given&quot; : &quot;David Marvin&quot; }, { &quot;family&quot; : &quot;Swets&quot;, &quot;given&quot; : &quot;John A.&quot; } ], &quot;id&quot; : &quot;ITEM-1&quot;, &quot;issued&quot; : { &quot;date-parts&quot; : [ [ &quot;1989&quot; ] ] }, &quot;note&quot; : &quot;&lt;m:note/&gt;&quot;, &quot;page&quot; : &quot;521&quot;, &quot;publisher&quot; : &quot;Peninsula Pub&quot;, &quot;title&quot; : &quot;Signal Detection Theory and Psychophysics&quot;, &quot;type&quot; : &quot;book&quot; }, &quot;uris&quot; : [ &quot;http://www.mendeley.com/documents/?uuid=13210bdb-3cfd-49b2-8e81-56b8a1cc4468&quot; ] }, { &quot;id&quot; : &quot;ITEM-2&quot;, &quot;itemData&quot; : { &quot;ISBN&quot; : &quot;9780195367973&quot;, &quot;editor&quot; : [ { &quot;family&quot; : &quot;Keller&quot;, &quot;given&quot; : &quot;Reuben P.&quot; }, { &quot;family&quot; : &quot;Lodge&quot;, &quot;given&quot; : &quot;David M.&quot; }, { &quot;family&quot; : &quot;Lewis&quot;, &quot;given&quot; : &quot;Mark A.&quot; }, { &quot;family&quot; : &quot;Shogren&quot;, &quot;given&quot; : &quot;Jason F.&quot; } ], &quot;id&quot; : &quot;ITEM-2&quot;, &quot;issued&quot; : { &quot;date-parts&quot; : [ [ &quot;2009&quot; ] ] }, &quot;note&quot; : &quot;&lt;m:note/&gt;&quot;, &quot;page&quot; : &quot;320&quot;, &quot;publisher&quot; : &quot;Oxford University Press, USA&quot;, &quot;title&quot; : &quot;Bioeconomics of Invasive Species: Integrating Ecology, Economics, Policy, and Management&quot;, &quot;type&quot; : &quot;book&quot; }, &quot;uris&quot; : [ &quot;http://www.mendeley.com/documents/?uuid=378c3f69-dd79-4639-9af7-9191ec3bad11&quot; ] } ], &quot;mendeley&quot; : { &quot;previouslyFormattedCitation&quot; : &quot;&lt;i&gt;(19, 20)&lt;/i&gt;&quot; }, &quot;properties&quot; : { &quot;noteIndex&quot; : 0 }, &quot;schema&quot; : &quot;https://github.com/citation-style-language/schema/raw/master/csl-citation.json&quot; }  RNDSqwI6fL8Xq"/><text:span text:style-name="T7">(19, 20)</text:span><text:reference-mark-end text:name="ADDIN Mendeley Citation{13210bdb-3cfd-49b2-8e81-56b8a1cc4468};{378c3f69-dd79-4639-9af7-9191ec3bad11} CSL_CITATION  { &quot;citationItems&quot; : [ { &quot;id&quot; : &quot;ITEM-1&quot;, &quot;itemData&quot; : { &quot;ISBN&quot; : &quot;0932146236&quot;, &quot;author&quot; : [ { &quot;family&quot; : &quot;Green&quot;, &quot;given&quot; : &quot;David Marvin&quot; }, { &quot;family&quot; : &quot;Swets&quot;, &quot;given&quot; : &quot;John A.&quot; } ], &quot;id&quot; : &quot;ITEM-1&quot;, &quot;issued&quot; : { &quot;date-parts&quot; : [ [ &quot;1989&quot; ] ] }, &quot;note&quot; : &quot;&lt;m:note/&gt;&quot;, &quot;page&quot; : &quot;521&quot;, &quot;publisher&quot; : &quot;Peninsula Pub&quot;, &quot;title&quot; : &quot;Signal Detection Theory and Psychophysics&quot;, &quot;type&quot; : &quot;book&quot; }, &quot;uris&quot; : [ &quot;http://www.mendeley.com/documents/?uuid=13210bdb-3cfd-49b2-8e81-56b8a1cc4468&quot; ] }, { &quot;id&quot; : &quot;ITEM-2&quot;, &quot;itemData&quot; : { &quot;ISBN&quot; : &quot;9780195367973&quot;, &quot;editor&quot; : [ { &quot;family&quot; : &quot;Keller&quot;, &quot;given&quot; : &quot;Reuben P.&quot; }, { &quot;family&quot; : &quot;Lodge&quot;, &quot;given&quot; : &quot;David M.&quot; }, { &quot;family&quot; : &quot;Lewis&quot;, &quot;given&quot; : &quot;Mark A.&quot; }, { &quot;family&quot; : &quot;Shogren&quot;, &quot;given&quot; : &quot;Jason F.&quot; } ], &quot;id&quot; : &quot;ITEM-2&quot;, &quot;issued&quot; : { &quot;date-parts&quot; : [ [ &quot;2009&quot; ] ] }, &quot;note&quot; : &quot;&lt;m:note/&gt;&quot;, &quot;page&quot; : &quot;320&quot;, &quot;publisher&quot; : &quot;Oxford University Press, USA&quot;, &quot;title&quot; : &quot;Bioeconomics of Invasive Species: Integrating Ecology, Economics, Policy, and Management&quot;, &quot;type&quot; : &quot;book&quot; }, &quot;uris&quot; : [ &quot;http://www.mendeley.com/documents/?uuid=378c3f69-dd79-4639-9af7-9191ec3bad11&quot; ] } ], &quot;mendeley&quot; : { &quot;previouslyFormattedCitation&quot; : &quot;&lt;i&gt;(19, 20)&lt;/i&gt;&quot; }, &quot;properties&quot; : { &quot;noteIndex&quot; : 0 }, &quot;schema&quot; : &quot;https://github.com/citation-style-language/schema/raw/master/csl-citation.json&quot; }  RNDSqwI6fL8Xq"/><text:span text:style-name="T5">⁠. <text:s/>The curves represent the corresponding false alarm rate at any detection sensitivity, <text:s/>Fig. 1. <text:s text:c="2"/></text:span><text:span text:style-name="T6"><text:s/>The closer these distributions are to one-another, the more severe the trade-off. <text:s/>If the distributions overlap exactly, the ROC curve has a constant slope of unity. <text:s/>The ROC curve demonstrates this trade-off between accuracy and sensitivity. <text:s/></text:span><text:span text:style-name="T5">Different early-warning indicators will vary in their sensitivity to detect differences between stable systems and those approaching a critical transition, making the ROC curves a natural way to compare their performance. <text:s/>Since the shape of the curve will also depend on the duration and frequency of the time-series observations, we can use these curves to illustrate by how much a given increase in sampling effort can decrease the rate of false alarms or failed detections. <text:s/>The area under the ROC curve provides a summary of how well the method compares to a random guess – an area of 0.5 corresponding to perfectly overlapping distributions is performing no better than chance, while a statistic with area of unity always distinguishes correctly between stable systems and those approaching a transition. <text:s/></text:span></text:p>
      <text:p text:style-name="P3"><text:tab/>To generate ROC curves for common early warning indicators such as increases in autocorrelation, variance, and skew, we must quantify the increase and generate the expected distributions of the focal statistic. <text:s/>While the existing literature frequently presents only a visual increase in early-warning indicators <text:reference-mark-start text:name="ADDIN Mendeley Citation{5c9b9378-1108-4cc0-b786-322c3d15897e};{05dbe6cd-967b-4c0b-b767-1d194a10e13a};{c33420c3-38d1-49a1-9fb9-18eaf07e7424};{d5828449-dc45-45ad-a019-f1fe37f76595}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3&quot;, &quot;itemData&quot; : { &quot;DOI&quot; : &quot;10.1038/nature09389&quot;, &quot;author&quot; : [ { &quot;family&quot; : &quot;Drake&quot;, &quot;given&quot; : &quot;John M.&quot; }, { &quot;family&quot; : &quot;Griffen&quot;, &quot;given&quot; : &quot;Blaine D.&quot; } ], &quot;container-title&quot; : &quot;Nature&quot;, &quot;id&quot; : &quot;ITEM-3&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4&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4&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mendeley&quot; : { &quot;previouslyFormattedCitation&quot; : &quot;&lt;i&gt;(4-6, 11)&lt;/i&gt;&quot; }, &quot;properties&quot; : { &quot;noteIndex&quot; : 0 }, &quot;schema&quot; : &quot;https://github.com/citation-style-language/schema/raw/master/csl-citation.json&quot; }  RNDeqwCOm2YSZ"/><text:span text:style-name="T17">(4-6, 11)</text:span><text:reference-mark-end text:name="ADDIN Mendeley Citation{5c9b9378-1108-4cc0-b786-322c3d15897e};{05dbe6cd-967b-4c0b-b767-1d194a10e13a};{c33420c3-38d1-49a1-9fb9-18eaf07e7424};{d5828449-dc45-45ad-a019-f1fe37f76595}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3&quot;, &quot;itemData&quot; : { &quot;DOI&quot; : &quot;10.1038/nature09389&quot;, &quot;author&quot; : [ { &quot;family&quot; : &quot;Drake&quot;, &quot;given&quot; : &quot;John M.&quot; }, { &quot;family&quot; : &quot;Griffen&quot;, &quot;given&quot; : &quot;Blaine D.&quot; } ], &quot;container-title&quot; : &quot;Nature&quot;, &quot;id&quot; : &quot;ITEM-3&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4&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4&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mendeley&quot; : { &quot;previouslyFormattedCitation&quot; : &quot;&lt;i&gt;(4-6, 11)&lt;/i&gt;&quot; }, &quot;properties&quot; : { &quot;noteIndex&quot; : 0 }, &quot;schema&quot; : &quot;https://github.com/citation-style-language/schema/raw/master/csl-citation.json&quot; }  RNDeqwCOm2YSZ"/><text:span text:style-name="T11">⁠</text:span> , we rely on the few examples that quantify an increasing trend using Kendall's tau correlation statistic <text:reference-mark-start text:name="ADDIN Mendeley Citation{04d043fa-72e1-467a-b7b7-f838dad7f846};{5d97fe3d-4960-4ff6-a645-09c278090365};{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07/s12080-009-0060-6&quot;, &quot;author&quot; : [ { &quot;family&quot; : &quot;Dakos&quot;, &quot;given&quot; : &quot;Vasilis&quot; }, { &quot;family&quot; : &quot;Nes&quot;, &quot;given&quot; : &quot;Egbert H.&quot; }, { &quot;family&quot; : &quot;Donangelo&quot;, &quot;given&quot; : &quot;Ra\u00fal&quot; }, { &quot;family&quot; : &quot;Fort&quot;, &quot;given&quot; : &quot;Hugo&quot; }, { &quot;family&quot; : &quot;Scheffer&quot;, &quot;given&quot; : &quot;Marten&quot; } ], &quot;container-title&quot; : &quot;Theoretical Ecology&quot;, &quot;id&quot; : &quot;ITEM-2&quot;, &quot;issued&quot; : { &quot;date-parts&quot; : [ [ &quot;2009&quot;, &quot;11&quot; ] ] }, &quot;page&quot; : &quot;163-174&quot;, &quot;title&quot; : &quot;Spatial correlation as leading indicator of catastrophic shifts&quot;, &quot;type&quot; : &quot;article-journal&quot; }, &quot;uris&quot; : [ &quot;http://www.mendeley.com/documents/?uuid=5d97fe3d-4960-4ff6-a645-09c278090365&quot; ] }, { &quot;id&quot; : &quot;ITEM-3&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3&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2, 15, 21)&lt;/i&gt;&quot; }, &quot;properties&quot; : { &quot;noteIndex&quot; : 0 }, &quot;schema&quot; : &quot;https://github.com/citation-style-language/schema/raw/master/csl-citation.json&quot; }  RNDTGrNno9Ulg"/><text:span text:style-name="T16">(12, 15, 21)</text:span><text:reference-mark-end text:name="ADDIN Mendeley Citation{04d043fa-72e1-467a-b7b7-f838dad7f846};{5d97fe3d-4960-4ff6-a645-09c278090365};{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07/s12080-009-0060-6&quot;, &quot;author&quot; : [ { &quot;family&quot; : &quot;Dakos&quot;, &quot;given&quot; : &quot;Vasilis&quot; }, { &quot;family&quot; : &quot;Nes&quot;, &quot;given&quot; : &quot;Egbert H.&quot; }, { &quot;family&quot; : &quot;Donangelo&quot;, &quot;given&quot; : &quot;Ra\u00fal&quot; }, { &quot;family&quot; : &quot;Fort&quot;, &quot;given&quot; : &quot;Hugo&quot; }, { &quot;family&quot; : &quot;Scheffer&quot;, &quot;given&quot; : &quot;Marten&quot; } ], &quot;container-title&quot; : &quot;Theoretical Ecology&quot;, &quot;id&quot; : &quot;ITEM-2&quot;, &quot;issued&quot; : { &quot;date-parts&quot; : [ [ &quot;2009&quot;, &quot;11&quot; ] ] }, &quot;page&quot; : &quot;163-174&quot;, &quot;title&quot; : &quot;Spatial correlation as leading indicator of catastrophic shifts&quot;, &quot;type&quot; : &quot;article-journal&quot; }, &quot;uris&quot; : [ &quot;http://www.mendeley.com/documents/?uuid=5d97fe3d-4960-4ff6-a645-09c278090365&quot; ] }, { &quot;id&quot; : &quot;ITEM-3&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3&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2, 15, 21)&lt;/i&gt;&quot; }, &quot;properties&quot; : { &quot;noteIndex&quot; : 0 }, &quot;schema&quot; : &quot;https://github.com/citation-style-language/schema/raw/master/csl-citation.json&quot; }  RNDTGrNno9Ulg"/>⁠. <text:s text:c="2"/>Values of tau near unity indicate a strongly increasing trend in the warning indicator – suggestive of an approaching transition, while values near zero suggest a lack of a trend – characteristic of stable systems. <text:s/>In principle, other quantifications of increasing variance, autocorrelation, etc, may perform better than tau and could be analyzed just as well in this framework. <text:s/>While we <text:soft-page-break/>rely on this established metric of increase, we introduce a novel warning indicator that is not based on the gradual increase of a summary statistic but on likelihood comparisons. <text:s/></text:p>
      <text:p text:style-name="P3"><text:tab/>Having identified an indicator statistic, we must be able to generate its distribution under both the scenario of a stable system and one approaching a transition before we can compute the ROC curve. <text:s/>We fit general stochastic models representing common bifurcations (<text:span text:style-name="T11">e.g. </text:span>saddle-node <text:reference-mark-start text:name="ADDIN Mendeley Citation{ec154dfb-de8f-43a9-bb79-aed6aa3b1450};{58488710-a255-4fe7-8449-d8b053d40e1b};{fbe6bff8-a954-43e5-aca0-12d5b7715721};{52362125-e30c-40ea-9ba9-914d15e1f060}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86/516845&quot;, &quot;abstract&quot; : &quot;The size of the basin of attraction in ecosystems with alternative stable states is often referred to as \&quot;ecological resilience.\&quot; Ecosystems with a low ecological resilience may easily be tipped into an alternative basin of attraction by a stochastic event. Unfortunately, it is very difficult to measure ecological resilience in practice. Here we show that the rate of recovery from small perturbations (sometimes called \&quot;engineering resilience\&quot;) is a remarkably good indicator of ecological resilience. Such recovery rates decrease as a catastrophic regime shift is approached, a phenomenon known in physics as \&quot;critical slowing down.\&quot; We demonstrate the robust occurrence of critical slowing down in six ecological models and outline a possible experimental approach to quantify differences in recovery rates. In all the models we analyzed, critical slowing down becomes apparent quite far from a threshold point, suggesting that it may indeed be of practical use as an early warning signal. Despite the fact that critical slowing down could also indicate other critical transitions, such as a stable system becoming oscillatory, the robustness of the phenomenon makes it a promising indicator of loss of resilience and the risk of upcoming regime shifts in a system.&quot;, &quot;author&quot; : [ { &quot;family&quot; : &quot;van Nes&quot;, &quot;given&quot; : &quot;Egbert H&quot; }, { &quot;family&quot; : &quot;Scheffer&quot;, &quot;given&quot; : &quot;Marten&quot; } ], &quot;container-title&quot; : &quot;The American Naturalist&quot;, &quot;id&quot; : &quot;ITEM-2&quot;, &quot;issue&quot; : &quot;6&quot;, &quot;issued&quot; : { &quot;date-parts&quot; : [ [ &quot;2007&quot;, &quot;6&quot; ] ] }, &quot;page&quot; : &quot;738-47&quot;, &quot;title&quot; : &quot;Slow recovery from perturbations as a generic indicator of a nearby catastrophic shift.&quot;, &quot;type&quot; : &quot;article-journal&quot;, &quot;volume&quot; : &quot;169&quot; }, &quot;uris&quot; : [ &quot;http://www.mendeley.com/documents/?uuid=58488710-a255-4fe7-8449-d8b053d40e1b&quot; ] }, { &quot;id&quot; : &quot;ITEM-3&quot;, &quot;itemData&quot; : { &quot;DOI&quot; : &quot;10.1111/j.1461-0248.2008.01160.x&quot;, &quot;abstract&quot; : &quot;Empirical evidence for large-scale abrupt changes in ecosystems such as lakes and vegetation of semi-arid regions is growing. Such changes, called regime shifts, can lead to degradation of ecological services. We study simple ecological models that show a catastrophic transition as a control parameter is varied and propose a novel early warning signal that exploits two ubiquitous features of ecological systems: nonlinearity and large external fluctuations. Either reduced resilience or increased external fluctuations can tip ecosystems to an alternative stable state. It is shown that changes in asymmetry in the distribution of time series data, quantified by changing skewness, is a model-independent and reliable early warning signal for both routes to regime shifts. Furthermore, using model simulations that mimic field measurements and a simple analysis of real data from abrupt climate change in the Sahara, we study the feasibility of skewness calculations using data available from routine monitoring.&quot;, &quot;author&quot; : [ { &quot;family&quot; : &quot;Guttal&quot;, &quot;given&quot; : &quot;Vishwesha&quot; }, { &quot;family&quot; : &quot;Jayaprakash&quot;, &quot;given&quot; : &quot;Ciriyam&quot; } ], &quot;container-title&quot; : &quot;Ecology letters&quot;, &quot;id&quot; : &quot;ITEM-3&quot;, &quot;issue&quot; : &quot;5&quot;, &quot;issued&quot; : { &quot;date-parts&quot; : [ [ &quot;2008&quot;, &quot;5&quot; ] ] }, &quot;page&quot; : &quot;450-60&quot;, &quot;title&quot; : &quot;Changing skewness: an early warning signal of regime shifts in ecosystems.&quot;, &quot;type&quot; : &quot;article-journal&quot;, &quot;volume&quot; : &quot;11&quot; }, &quot;uris&quot; : [ &quot;http://www.mendeley.com/documents/?uuid=fbe6bff8-a954-43e5-aca0-12d5b7715721&quot; ] }, { &quot;id&quot; : &quot;ITEM-4&quot;, &quot;itemData&quot; : { &quot;DOI&quot; : &quot;10.1073/pnas.0811729106&quot;, &quot;abstract&quot; : &quot;Ecological regime shifts are large, abrupt, long-lasting changes in ecosystems that often have considerable impacts on human economies and societies. Avoiding unintentional regime shifts is widely regarded as desirable, but prediction of ecological regime shifts is notoriously difficult. Recent research indicates that changes in ecological time series (e.g., increased variability and autocorrelation) could potentially serve as early warning indicators of impending shifts. A critical question, however, is whether such indicators provide sufficient warning to adapt management to avert regime shifts. We examine this question using a fisheries model, with regime shifts driven by angling (amenable to rapid reduction) or shoreline development (only gradual restoration is possible). The model represents key features of a broad class of ecological regime shifts. We find that if drivers can only be manipulated gradually management action is needed substantially before a regime shift to avert it; if drivers can be rapidly altered aversive action may be delayed until a shift is underway. Large increases in the indicators only occur once a regime shift is initiated, often too late for management to avert a shift. To improve usefulness in averting regime shifts, we suggest that research focus on defining critical indicator levels rather than detecting change in the indicators. Ideally, critical indicator levels should be related to switches in ecosystem attractors; we present a new spectral density ratio indicator to this end. Averting ecological regime shifts is also dependent on developing policy processes that enable society to respond more rapidly to information about impending regime shifts.&quot;, &quot;author&quot; : [ { &quot;family&quot; : &quot;Biggs&quot;, &quot;given&quot; : &quot;Reinette&quot; }, { &quot;family&quot; : &quot;Carpenter&quot;, &quot;given&quot; : &quot;Stephen R&quot; }, { &quot;family&quot; : &quot;Brock&quot;, &quot;given&quot; : &quot;William a&quot; } ], &quot;container-title&quot; : &quot;Proceedings of the National Academy of Sciences of the United States of America&quot;, &quot;id&quot; : &quot;ITEM-4&quot;, &quot;issue&quot; : &quot;3&quot;, &quot;issued&quot; : { &quot;date-parts&quot; : [ [ &quot;2009&quot;, &quot;1&quot;, &quot;20&quot; ] ] }, &quot;note&quot; : &quot;&lt;m:note&gt;Classify: Simulation study&lt;m:linebreak/&gt;\n        &lt;m:linebreak/&gt;Good to cite for: &lt;m:linebreak/&gt;Need to quantify critical levels.  &lt;m:linebreak/&gt;\n        &lt;m:linebreak/&gt;\n        &lt;m:linebreak/&gt;\n        &lt;m:linebreak/&gt;\n        &lt;m:linebreak/&gt;uses kurtosis -- this was never proposed as an indicator, why should it be.  Changes from stationarity I suppose...&lt;/m:note&gt;&quot;, &quot;page&quot; : &quot;826-31&quot;, &quot;title&quot; : &quot;Turning back from the brink: detecting an impending regime shift in time to avert it.&quot;, &quot;type&quot; : &quot;article-journal&quot;, &quot;volume&quot; : &quot;106&quot; }, &quot;uris&quot; : [ &quot;http://www.mendeley.com/documents/?uuid=52362125-e30c-40ea-9ba9-914d15e1f060&quot; ] } ], &quot;mendeley&quot; : { &quot;previouslyFormattedCitation&quot; : &quot;&lt;i&gt;(3, 14, 22, 23)&lt;/i&gt;&quot; }, &quot;properties&quot; : { &quot;noteIndex&quot; : 0 }, &quot;schema&quot; : &quot;https://github.com/citation-style-language/schema/raw/master/csl-citation.json&quot; }  RNDsEXoWdUsl2"/><text:span text:style-name="T16">(3, 14, 22, 23)</text:span><text:reference-mark-end text:name="ADDIN Mendeley Citation{ec154dfb-de8f-43a9-bb79-aed6aa3b1450};{58488710-a255-4fe7-8449-d8b053d40e1b};{fbe6bff8-a954-43e5-aca0-12d5b7715721};{52362125-e30c-40ea-9ba9-914d15e1f060}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86/516845&quot;, &quot;abstract&quot; : &quot;The size of the basin of attraction in ecosystems with alternative stable states is often referred to as \&quot;ecological resilience.\&quot; Ecosystems with a low ecological resilience may easily be tipped into an alternative basin of attraction by a stochastic event. Unfortunately, it is very difficult to measure ecological resilience in practice. Here we show that the rate of recovery from small perturbations (sometimes called \&quot;engineering resilience\&quot;) is a remarkably good indicator of ecological resilience. Such recovery rates decrease as a catastrophic regime shift is approached, a phenomenon known in physics as \&quot;critical slowing down.\&quot; We demonstrate the robust occurrence of critical slowing down in six ecological models and outline a possible experimental approach to quantify differences in recovery rates. In all the models we analyzed, critical slowing down becomes apparent quite far from a threshold point, suggesting that it may indeed be of practical use as an early warning signal. Despite the fact that critical slowing down could also indicate other critical transitions, such as a stable system becoming oscillatory, the robustness of the phenomenon makes it a promising indicator of loss of resilience and the risk of upcoming regime shifts in a system.&quot;, &quot;author&quot; : [ { &quot;family&quot; : &quot;van Nes&quot;, &quot;given&quot; : &quot;Egbert H&quot; }, { &quot;family&quot; : &quot;Scheffer&quot;, &quot;given&quot; : &quot;Marten&quot; } ], &quot;container-title&quot; : &quot;The American Naturalist&quot;, &quot;id&quot; : &quot;ITEM-2&quot;, &quot;issue&quot; : &quot;6&quot;, &quot;issued&quot; : { &quot;date-parts&quot; : [ [ &quot;2007&quot;, &quot;6&quot; ] ] }, &quot;page&quot; : &quot;738-47&quot;, &quot;title&quot; : &quot;Slow recovery from perturbations as a generic indicator of a nearby catastrophic shift.&quot;, &quot;type&quot; : &quot;article-journal&quot;, &quot;volume&quot; : &quot;169&quot; }, &quot;uris&quot; : [ &quot;http://www.mendeley.com/documents/?uuid=58488710-a255-4fe7-8449-d8b053d40e1b&quot; ] }, { &quot;id&quot; : &quot;ITEM-3&quot;, &quot;itemData&quot; : { &quot;DOI&quot; : &quot;10.1111/j.1461-0248.2008.01160.x&quot;, &quot;abstract&quot; : &quot;Empirical evidence for large-scale abrupt changes in ecosystems such as lakes and vegetation of semi-arid regions is growing. Such changes, called regime shifts, can lead to degradation of ecological services. We study simple ecological models that show a catastrophic transition as a control parameter is varied and propose a novel early warning signal that exploits two ubiquitous features of ecological systems: nonlinearity and large external fluctuations. Either reduced resilience or increased external fluctuations can tip ecosystems to an alternative stable state. It is shown that changes in asymmetry in the distribution of time series data, quantified by changing skewness, is a model-independent and reliable early warning signal for both routes to regime shifts. Furthermore, using model simulations that mimic field measurements and a simple analysis of real data from abrupt climate change in the Sahara, we study the feasibility of skewness calculations using data available from routine monitoring.&quot;, &quot;author&quot; : [ { &quot;family&quot; : &quot;Guttal&quot;, &quot;given&quot; : &quot;Vishwesha&quot; }, { &quot;family&quot; : &quot;Jayaprakash&quot;, &quot;given&quot; : &quot;Ciriyam&quot; } ], &quot;container-title&quot; : &quot;Ecology letters&quot;, &quot;id&quot; : &quot;ITEM-3&quot;, &quot;issue&quot; : &quot;5&quot;, &quot;issued&quot; : { &quot;date-parts&quot; : [ [ &quot;2008&quot;, &quot;5&quot; ] ] }, &quot;page&quot; : &quot;450-60&quot;, &quot;title&quot; : &quot;Changing skewness: an early warning signal of regime shifts in ecosystems.&quot;, &quot;type&quot; : &quot;article-journal&quot;, &quot;volume&quot; : &quot;11&quot; }, &quot;uris&quot; : [ &quot;http://www.mendeley.com/documents/?uuid=fbe6bff8-a954-43e5-aca0-12d5b7715721&quot; ] }, { &quot;id&quot; : &quot;ITEM-4&quot;, &quot;itemData&quot; : { &quot;DOI&quot; : &quot;10.1073/pnas.0811729106&quot;, &quot;abstract&quot; : &quot;Ecological regime shifts are large, abrupt, long-lasting changes in ecosystems that often have considerable impacts on human economies and societies. Avoiding unintentional regime shifts is widely regarded as desirable, but prediction of ecological regime shifts is notoriously difficult. Recent research indicates that changes in ecological time series (e.g., increased variability and autocorrelation) could potentially serve as early warning indicators of impending shifts. A critical question, however, is whether such indicators provide sufficient warning to adapt management to avert regime shifts. We examine this question using a fisheries model, with regime shifts driven by angling (amenable to rapid reduction) or shoreline development (only gradual restoration is possible). The model represents key features of a broad class of ecological regime shifts. We find that if drivers can only be manipulated gradually management action is needed substantially before a regime shift to avert it; if drivers can be rapidly altered aversive action may be delayed until a shift is underway. Large increases in the indicators only occur once a regime shift is initiated, often too late for management to avert a shift. To improve usefulness in averting regime shifts, we suggest that research focus on defining critical indicator levels rather than detecting change in the indicators. Ideally, critical indicator levels should be related to switches in ecosystem attractors; we present a new spectral density ratio indicator to this end. Averting ecological regime shifts is also dependent on developing policy processes that enable society to respond more rapidly to information about impending regime shifts.&quot;, &quot;author&quot; : [ { &quot;family&quot; : &quot;Biggs&quot;, &quot;given&quot; : &quot;Reinette&quot; }, { &quot;family&quot; : &quot;Carpenter&quot;, &quot;given&quot; : &quot;Stephen R&quot; }, { &quot;family&quot; : &quot;Brock&quot;, &quot;given&quot; : &quot;William a&quot; } ], &quot;container-title&quot; : &quot;Proceedings of the National Academy of Sciences of the United States of America&quot;, &quot;id&quot; : &quot;ITEM-4&quot;, &quot;issue&quot; : &quot;3&quot;, &quot;issued&quot; : { &quot;date-parts&quot; : [ [ &quot;2009&quot;, &quot;1&quot;, &quot;20&quot; ] ] }, &quot;note&quot; : &quot;&lt;m:note&gt;Classify: Simulation study&lt;m:linebreak/&gt;\n        &lt;m:linebreak/&gt;Good to cite for: &lt;m:linebreak/&gt;Need to quantify critical levels.  &lt;m:linebreak/&gt;\n        &lt;m:linebreak/&gt;\n        &lt;m:linebreak/&gt;\n        &lt;m:linebreak/&gt;\n        &lt;m:linebreak/&gt;uses kurtosis -- this was never proposed as an indicator, why should it be.  Changes from stationarity I suppose...&lt;/m:note&gt;&quot;, &quot;page&quot; : &quot;826-31&quot;, &quot;title&quot; : &quot;Turning back from the brink: detecting an impending regime shift in time to avert it.&quot;, &quot;type&quot; : &quot;article-journal&quot;, &quot;volume&quot; : &quot;106&quot; }, &quot;uris&quot; : [ &quot;http://www.mendeley.com/documents/?uuid=52362125-e30c-40ea-9ba9-914d15e1f060&quot; ] } ], &quot;mendeley&quot; : { &quot;previouslyFormattedCitation&quot; : &quot;&lt;i&gt;(3, 14, 22, 23)&lt;/i&gt;&quot; }, &quot;properties&quot; : { &quot;noteIndex&quot; : 0 }, &quot;schema&quot; : &quot;https://github.com/citation-style-language/schema/raw/master/csl-citation.json&quot; }  RNDsEXoWdUsl2"/>⁠ and transcritical bifurcations <text:reference-mark-start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iQtedHRgqu"/><text:span text:style-name="T16">(5)</text:span><text:reference-mark-end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iQtedHRgqu"/>⁠ ) for both scenarios to the data by maximum likelihood, and then simulate 500 replicate data sets under each <text:reference-mark-start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FKB6iyvrTh"/><text:span text:style-name="T16">(24)</text:span><text:reference-mark-end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FKB6iyvrTh"/>⁠. <text:s/>By estimating the statistic (<text:span text:style-name="T11">e.g. </text:span><text:span text:style-name="T19">tau) on each replicate we generate distributions such as depicted in Fig. 1 and compute ROC curves </text:span><text:reference-mark-start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YLv6ARjeJV"/><text:span text:style-name="T18">(24)</text:span><text:reference-mark-end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YLv6ARjeJV"/><text:span text:style-name="T19">⁠. <text:s/></text:span>Our approach provides a novel method for comparing alternatives <text:span text:style-name="Default_20_Paragraph_20_Font"><text:span text:style-name="T14">by their likelihood ratio statistic </text:span></text:span><text:reference-mark-start text:name="ADDIN Mendeley Citation{81d6aedd-12ff-46db-a1d0-61e70b8d1eb1} CSL_CITATION  { &quot;citationItems&quot; : [ { &quot;id&quot; : &quot;ITEM-1&quot;, &quot;itemData&quot; : { &quot;author&quot; : [ { &quot;family&quot; : &quot;Cox&quot;, &quot;given&quot; : &quot;D. R.&quot; } ], &quot;container-title&quot; : &quot;Proceedings of the 4th Berkeley Symposium, University of California Press&quot;, &quot;id&quot; : &quot;ITEM-1&quot;, &quot;issue&quot; : &quot;2&quot;, &quot;issued&quot; : { &quot;date-parts&quot; : [ [ &quot;1961&quot; ] ] }, &quot;page&quot; : &quot;105 - 123&quot;, &quot;title&quot; : &quot;Tests of Seperate Families of Hypotheses&quot;, &quot;type&quot; : &quot;paper-conference&quot; }, &quot;uris&quot; : [ &quot;http://www.mendeley.com/documents/?uuid=81d6aedd-12ff-46db-a1d0-61e70b8d1eb1&quot; ] } ], &quot;mendeley&quot; : { &quot;previouslyFormattedCitation&quot; : &quot;&lt;i&gt;(25)&lt;/i&gt;&quot; }, &quot;properties&quot; : { &quot;noteIndex&quot; : 0 }, &quot;schema&quot; : &quot;https://github.com/citation-style-language/schema/raw/master/csl-citation.json&quot; }  RNDg2wZhZr8Fi"/><text:span text:style-name="Default_20_Paragraph_20_Font"><text:span text:style-name="T13">(25)</text:span></text:span><text:reference-mark-end text:name="ADDIN Mendeley Citation{81d6aedd-12ff-46db-a1d0-61e70b8d1eb1} CSL_CITATION  { &quot;citationItems&quot; : [ { &quot;id&quot; : &quot;ITEM-1&quot;, &quot;itemData&quot; : { &quot;author&quot; : [ { &quot;family&quot; : &quot;Cox&quot;, &quot;given&quot; : &quot;D. R.&quot; } ], &quot;container-title&quot; : &quot;Proceedings of the 4th Berkeley Symposium, University of California Press&quot;, &quot;id&quot; : &quot;ITEM-1&quot;, &quot;issue&quot; : &quot;2&quot;, &quot;issued&quot; : { &quot;date-parts&quot; : [ [ &quot;1961&quot; ] ] }, &quot;page&quot; : &quot;105 - 123&quot;, &quot;title&quot; : &quot;Tests of Seperate Families of Hypotheses&quot;, &quot;type&quot; : &quot;paper-conference&quot; }, &quot;uris&quot; : [ &quot;http://www.mendeley.com/documents/?uuid=81d6aedd-12ff-46db-a1d0-61e70b8d1eb1&quot; ] } ], &quot;mendeley&quot; : { &quot;previouslyFormattedCitation&quot; : &quot;&lt;i&gt;(25)&lt;/i&gt;&quot; }, &quot;properties&quot; : { &quot;noteIndex&quot; : 0 }, &quot;schema&quot; : &quot;https://github.com/citation-style-language/schema/raw/master/csl-citation.json&quot; }  RNDg2wZhZr8Fi"/><text:span text:style-name="Default_20_Paragraph_20_Font"><text:span text:style-name="T14">⁠ instead of tau, which provides a more direct and more powerful test than detecting an increase in summary statistics. <text:s/>As these methods are computationally demanding, we provide a multi-processor enabled </text:span></text:span><text:span text:style-name="Default_20_Paragraph_20_Font"><text:span text:style-name="T15">R</text:span></text:span><text:span text:style-name="Default_20_Paragraph_20_Font"><text:span text:style-name="T14"> package to assist with the analysis </text:span></text:span><text:reference-mark-start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2U3DblCWdf"/><text:span text:style-name="Default_20_Paragraph_20_Font"><text:span text:style-name="T13">(24)</text:span></text:span><text:reference-mark-end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2U3DblCWdf"/><text:span text:style-name="Default_20_Paragraph_20_Font"><text:span text:style-name="T14">⁠. <text:s text:c="2"/></text:span></text:span></text:p>
      <text:p text:style-name="P4"><text:span text:style-name="Default_20_Paragraph_20_Font"><text:span text:style-name="T1"><text:tab/>We illustrate this analysis of uncertainty in early warning indicators in simulated and empirical data sets (Fig. 2). <text:s/>We explore two empirical examples: deuterium concentrations (Fig. 2c) provide an observational dataset previously cited as an early warning signal of a critical transition in glaciation </text:span></text:span><text:reference-mark-start text:name="ADDIN Mendeley Citation{04d043fa-72e1-467a-b7b7-f838dad7f84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mendeley&quot; : { &quot;previouslyFormattedCitation&quot; : &quot;&lt;i&gt;(12)&lt;/i&gt;&quot; }, &quot;properties&quot; : { &quot;noteIndex&quot; : 0 }, &quot;schema&quot; : &quot;https://github.com/citation-style-language/schema/raw/master/csl-citation.json&quot; }  RNDDB09IAa1pu"/><text:span text:style-name="Default_20_Paragraph_20_Font"><text:span text:style-name="T4">(12)</text:span></text:span><text:reference-mark-end text:name="ADDIN Mendeley Citation{04d043fa-72e1-467a-b7b7-f838dad7f84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mendeley&quot; : { &quot;previouslyFormattedCitation&quot; : &quot;&lt;i&gt;(12)&lt;/i&gt;&quot; }, &quot;properties&quot; : { &quot;noteIndex&quot; : 0 }, &quot;schema&quot; : &quot;https://github.com/citation-style-language/schema/raw/master/csl-citation.json&quot; }  RNDDB09IAa1pu"/><text:span text:style-name="Default_20_Paragraph_20_Font"><text:span text:style-name="T1">⁠ , and </text:span></text:span><text:span text:style-name="Default_20_Paragraph_20_Font"><text:span text:style-name="T3">Daphnia magna</text:span></text:span><text:span text:style-name="Default_20_Paragraph_20_Font"><text:span text:style-name="T1"> concentrations (Fig. 2d) manipulated in a chemostat towards a critical transition </text:span></text:span><text:reference-mark-start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XWxT6e2ynI"/><text:span text:style-name="Default_20_Paragraph_20_Font"><text:span text:style-name="T4">(5)</text:span></text:span><text:reference-mark-end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XWxT6e2ynI"/><text:span text:style-name="Default_20_Paragraph_20_Font"><text:span text:style-name="T1">. <text:s/>For comparison, we include an individual-based simulation of a system approaching a saddle-node bifurcation due to environmental deterioration, and the same system in a constant environment. The challenge of accurate detection is clearly illustrated by comparing the patterns for a system approaching transition (b-d) against the simulation of a stable system, in which chance fluctuations give the appearance of steadily rising autocorrelation. <text:s/>While such a pattern will fade in a longer or more frequently sampled time-series of the same system, we need a way to identify such cases where we lack the data to trust the pattern. <text:s/></text:span></text:span></text:p>
      <text:p text:style-name="P4"><text:soft-page-break/><text:span text:style-name="Default_20_Paragraph_20_Font"><text:span text:style-name="T1"><text:tab/>The ROC curves for these data (Fig. 3) show that the summary-statistic based indicators frequently lack the sensitivity to distinguish reliably between observed patterns from a stable or unstable system. <text:s/>The large correlations observed in the empirical examples </text:span></text:span><text:span text:style-name="Default_20_Paragraph_20_Font"><text:span text:style-name="T1">(Fig. 2) are not uncommon in stable systems. <text:s/>The best-performing summary statistic would, at a 5% false positive rate, have a 10% chance of catching a true positive in both the Daphnia and Glaciation data set. <text:s/>Meanwhile, our likelihood-based approach performs substantially better, having 30% and 500/500 chance of catching a true positive at a 5% false positive rate. Because we have the entire ROC curve, we are not restricted to an evaluation at a fixed false-positive rate such as 5%, but can accept more false-positives to avoid missing as many impending catastrophes. <text:s/>This is particularly valuable in the context of critical transitions, where data are often limited and the consequences if missed detection can be far more severe than false alarms. <text:s/></text:span></text:span></text:p>
      <text:p text:style-name="P4"><text:span text:style-name="Default_20_Paragraph_20_Font"><text:span text:style-name="T1"><text:tab/>A pressing question in the application of early warning signals is quantifying when the data are sufficient for detection to be reliable <text:s/></text:span></text:span><text:reference-mark-start text:name="ADDIN Mendeley Citation{510887aa-6e3a-4bfb-bc10-24917e0e2416};{9e55e691-5eee-452c-8d85-18886cc286a2};{05dbe6cd-967b-4c0b-b767-1d194a10e13a} CSL_CITATION  { &quot;citationItems&quot; : [ { &quot;id&quot; : &quot;ITEM-1&quot;, &quot;itemData&quot; : { &quot;DOI&quot; : &quot;10.1038/nclimate1146&quot;, &quot;author&quot; : [ { &quot;family&quot; : &quot;Inman&quot;, &quot;given&quot; : &quot;Mason&quot; } ], &quot;container-title&quot; : &quot;Nature Climate Change&quot;, &quot;id&quot; : &quot;ITEM-1&quot;, &quot;issued&quot; : { &quot;date-parts&quot; : [ [ &quot;2011&quot;, &quot;6&quot;, &quot;19&quot; ] ] }, &quot;page&quot; : &quot;1-4&quot;, &quot;title&quot; : &quot;Sending out an SOS&quot;, &quot;type&quot; : &quot;article-journal&quot; }, &quot;uris&quot; : [ &quot;http://www.mendeley.com/documents/?uuid=510887aa-6e3a-4bfb-bc10-24917e0e2416&quot; ] }, { &quot;id&quot; : &quot;ITEM-2&quot;, &quot;itemData&quot; : { &quot;DOI&quot; : &quot;10.1038/467411a&quot;, &quot;author&quot; : [ { &quot;family&quot; : &quot;Scheffer&quot;, &quot;given&quot; : &quot;Marten&quot; } ], &quot;container-title&quot; : &quot;Nature&quot;, &quot;id&quot; : &quot;ITEM-2&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3&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3&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 17, 18)&lt;/i&gt;&quot; }, &quot;properties&quot; : { &quot;noteIndex&quot; : 0 }, &quot;schema&quot; : &quot;https://github.com/citation-style-language/schema/raw/master/csl-citation.json&quot; }  RNDhpmk3NWFu9"/><text:span text:style-name="Default_20_Paragraph_20_Font"><text:span text:style-name="T4">(4, 17, 18)</text:span></text:span><text:reference-mark-end text:name="ADDIN Mendeley Citation{510887aa-6e3a-4bfb-bc10-24917e0e2416};{9e55e691-5eee-452c-8d85-18886cc286a2};{05dbe6cd-967b-4c0b-b767-1d194a10e13a} CSL_CITATION  { &quot;citationItems&quot; : [ { &quot;id&quot; : &quot;ITEM-1&quot;, &quot;itemData&quot; : { &quot;DOI&quot; : &quot;10.1038/nclimate1146&quot;, &quot;author&quot; : [ { &quot;family&quot; : &quot;Inman&quot;, &quot;given&quot; : &quot;Mason&quot; } ], &quot;container-title&quot; : &quot;Nature Climate Change&quot;, &quot;id&quot; : &quot;ITEM-1&quot;, &quot;issued&quot; : { &quot;date-parts&quot; : [ [ &quot;2011&quot;, &quot;6&quot;, &quot;19&quot; ] ] }, &quot;page&quot; : &quot;1-4&quot;, &quot;title&quot; : &quot;Sending out an SOS&quot;, &quot;type&quot; : &quot;article-journal&quot; }, &quot;uris&quot; : [ &quot;http://www.mendeley.com/documents/?uuid=510887aa-6e3a-4bfb-bc10-24917e0e2416&quot; ] }, { &quot;id&quot; : &quot;ITEM-2&quot;, &quot;itemData&quot; : { &quot;DOI&quot; : &quot;10.1038/467411a&quot;, &quot;author&quot; : [ { &quot;family&quot; : &quot;Scheffer&quot;, &quot;given&quot; : &quot;Marten&quot; } ], &quot;container-title&quot; : &quot;Nature&quot;, &quot;id&quot; : &quot;ITEM-2&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3&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3&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 17, 18)&lt;/i&gt;&quot; }, &quot;properties&quot; : { &quot;noteIndex&quot; : 0 }, &quot;schema&quot; : &quot;https://github.com/citation-style-language/schema/raw/master/csl-citation.json&quot; }  RNDhpmk3NWFu9"/><text:span text:style-name="Default_20_Paragraph_20_Font"><text:span text:style-name="T1">⁠. Our approach provides a natural way to address this challenge by estimating the ROC curve under differing data sampling efforts for each of the indicators (Fig 4). Using our generic models estimated from the original data as in Fig. 3, we generate the corresponding distributions by simulating under the models as before, but with more or less frequent sampling to illustrate how our ability to detect an approaching transition would be hampered or improved with more or less data. <text:s/>While all methods improve at the number of data points increase, the coefficient of variation and the variance show more substantial improvement than autocorrelation, as expected </text:span></text:span><text:reference-mark-start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6)&lt;/i&gt;&quot; }, &quot;properties&quot; : { &quot;noteIndex&quot; : 0 }, &quot;schema&quot; : &quot;https://github.com/citation-style-language/schema/raw/master/csl-citation.json&quot; }  RNDv8LvHd6sfw"/><text:span text:style-name="Default_20_Paragraph_20_Font"><text:span text:style-name="T4">(16)</text:span></text:span><text:reference-mark-end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6)&lt;/i&gt;&quot; }, &quot;properties&quot; : { &quot;noteIndex&quot; : 0 }, &quot;schema&quot; : &quot;https://github.com/citation-style-language/schema/raw/master/csl-citation.json&quot; }  RNDv8LvHd6sfw"/><text:span text:style-name="Default_20_Paragraph_20_Font"><text:span text:style-name="T1">⁠; skew performs little better than chance, and likelihood is consistently the most reliable and sensitive (Fig. 4). </text:span></text:span></text:p>
      <text:p text:style-name="P4"><text:span text:style-name="Default_20_Paragraph_20_Font"><text:span text:style-name="T1"><text:tab/>Although not all sudden collapses correspond to our model assumptions </text:span></text:span><text:reference-mark-start text:name="ADDIN Mendeley Citation{1d47c883-3793-4ebc-b0c2-92c17f3c1835} CSL_CITATION  { &quot;citationItems&quot; : [ { &quot;id&quot; : &quot;ITEM-1&quot;, &quot;itemData&quot; : { &quot;DOI&quot; : &quot;10.1111/j.1461-0248.2010.01439.x&quot;, &quot;abstract&quot; : &quot;Ecology Letters (2010) Abstract Predicting regime shifts - drastic changes in dynamic behaviour - is a key challenge in ecology and other fields. Here we show that the class of ecological systems that will exhibit leading indicators of regime shifts is limited, and that there is a set of ecological models and, therefore, also likely to be a class of natural systems for which there will be no forewarning of a regime change. We first describe how nonlinearities in combination with environmental variability lead to model descriptions that will not have smooth potentials, concluding that many ecological systems are described by systems without smooth potentials and thus will not show typical leading indicators of regime shifts. We then illustrate the impact of these general arguments by numerically examining the dynamics of several model ecological systems under slowly changing conditions. Our results offer a cautionary note about the generality of forecasting sudden changes in ecosystems.&quot;, &quot;author&quot; : [ { &quot;family&quot; : &quot;Hastings&quot;, &quot;given&quot; : &quot;Alan&quot; }, { &quot;family&quot; : &quot;Wysham&quot;, &quot;given&quot; : &quot;Derin B&quot; } ], &quot;container-title&quot; : &quot;Ecology letters&quot;, &quot;id&quot; : &quot;ITEM-1&quot;, &quot;issued&quot; : { &quot;date-parts&quot; : [ [ &quot;2010&quot; ] ] }, &quot;title&quot; : &quot;Regime shifts in ecological systems can occur with no warning.&quot;, &quot;type&quot; : &quot;article-journal&quot; }, &quot;uris&quot; : [ &quot;http://www.mendeley.com/documents/?uuid=1d47c883-3793-4ebc-b0c2-92c17f3c1835&quot; ] } ], &quot;mendeley&quot; : { &quot;previouslyFormattedCitation&quot; : &quot;&lt;i&gt;(26)&lt;/i&gt;&quot; }, &quot;properties&quot; : { &quot;noteIndex&quot; : 0 }, &quot;schema&quot; : &quot;https://github.com/citation-style-language/schema/raw/master/csl-citation.json&quot; }  RNDnDTkhZPjYC"/><text:span text:style-name="Default_20_Paragraph_20_Font"><text:span text:style-name="T4">(26)</text:span></text:span><text:reference-mark-end text:name="ADDIN Mendeley Citation{1d47c883-3793-4ebc-b0c2-92c17f3c1835} CSL_CITATION  { &quot;citationItems&quot; : [ { &quot;id&quot; : &quot;ITEM-1&quot;, &quot;itemData&quot; : { &quot;DOI&quot; : &quot;10.1111/j.1461-0248.2010.01439.x&quot;, &quot;abstract&quot; : &quot;Ecology Letters (2010) Abstract Predicting regime shifts - drastic changes in dynamic behaviour - is a key challenge in ecology and other fields. Here we show that the class of ecological systems that will exhibit leading indicators of regime shifts is limited, and that there is a set of ecological models and, therefore, also likely to be a class of natural systems for which there will be no forewarning of a regime change. We first describe how nonlinearities in combination with environmental variability lead to model descriptions that will not have smooth potentials, concluding that many ecological systems are described by systems without smooth potentials and thus will not show typical leading indicators of regime shifts. We then illustrate the impact of these general arguments by numerically examining the dynamics of several model ecological systems under slowly changing conditions. Our results offer a cautionary note about the generality of forecasting sudden changes in ecosystems.&quot;, &quot;author&quot; : [ { &quot;family&quot; : &quot;Hastings&quot;, &quot;given&quot; : &quot;Alan&quot; }, { &quot;family&quot; : &quot;Wysham&quot;, &quot;given&quot; : &quot;Derin B&quot; } ], &quot;container-title&quot; : &quot;Ecology letters&quot;, &quot;id&quot; : &quot;ITEM-1&quot;, &quot;issued&quot; : { &quot;date-parts&quot; : [ [ &quot;2010&quot; ] ] }, &quot;title&quot; : &quot;Regime shifts in ecological systems can occur with no warning.&quot;, &quot;type&quot; : &quot;article-journal&quot; }, &quot;uris&quot; : [ &quot;http://www.mendeley.com/documents/?uuid=1d47c883-3793-4ebc-b0c2-92c17f3c1835&quot; ] } ], &quot;mendeley&quot; : { &quot;previouslyFormattedCitation&quot; : &quot;&lt;i&gt;(26)&lt;/i&gt;&quot; }, &quot;properties&quot; : { &quot;noteIndex&quot; : 0 }, &quot;schema&quot; : &quot;https://github.com/citation-style-language/schema/raw/master/csl-citation.json&quot; }  RNDnDTkhZPjYC"/><text:span text:style-name="Default_20_Paragraph_20_Font"><text:span text:style-name="T1">⁠, including dynamical systems where the variance actually decreases as a sudden shift approaches </text:span></text:span><text:reference-mark-start text:name="ADDIN Mendeley Citation{cc438144-d9b5-4a0a-945a-45cea3c80de3};{fcc3a713-cbb1-4603-8bcb-0f1730ef435b} CSL_CITATION  { &quot;citationItems&quot; : [ { &quot;id&quot; : &quot;ITEM-1&quot;, &quot;itemData&quot; : { &quot;DOI&quot; : &quot;10.1016/S0040-5809(03)00072-8&quot;, &quot;author&quot; : [ { &quot;family&quot; : &quot;Schreiber&quot;, &quot;given&quot; : &quot;Sebastian J&quot; } ], &quot;container-title&quot; : &quot;Theoretical population biology&quot;, &quot;id&quot; : &quot;ITEM-1&quot;, &quot;issue&quot; : &quot;2&quot;, &quot;issued&quot; : { &quot;date-parts&quot; : [ [ &quot;2003&quot; ] ] }, &quot;note&quot; : &quot;&lt;m:note&gt;Discrete-time system with decreasing variance approaching a bifurcation which results in a decrease in abundance, see figure 2 d&lt;/m:note&gt;&quot;, &quot;page&quot; : &quot;201-209&quot;, &quot;title&quot; : &quot;Allee effects, extinctions, and chaotic transients in simple population models&quot;, &quot;type&quot; : &quot;article-journal&quot;, &quot;volume&quot; : &quot;64&quot; }, &quot;uris&quot; : [ &quot;http://www.mendeley.com/documents/?uuid=cc438144-d9b5-4a0a-945a-45cea3c80de3&quot; ] }, { &quot;id&quot; : &quot;ITEM-2&quot;, &quot;itemData&quot; : { &quot;DOI&quot; : &quot;10.1111/j.1461-0248.2008.01171.x&quot;, &quot;abstract&quot; : &quot;Ecosystems are often indirectly connected through consumers with complex life cycles (CLC), in which different life stages inhabit different ecosystems. Using a structured consumer resource model that accounts for the independent effects of two resources on consumer growth and reproductive rates, we show that such indirect connections between ecosystems can result in alternative stable states characterized by adult-dominated and juvenile-dominated consumer populations. As a consequence, gradual changes in ecosystem productivity or mortality rates of the consumer can lead to dramatic and abrupt regime shifts across different ecosystems, hysteresis and counterintuitive changes in the consumer abundances. Whether these counter intuitive or abrupt responses occur depend on the relative productivity of both habitats and which consumer life-stage inhabits the manipulated ecosystem. These results demonstrate the strong yet complex interactions between ecosystems coupled through consumers with CLC and the need to think across ecosystems to reliably predict the consequences of natural or anthropogenic changes.&quot;, &quot;author&quot; : [ { &quot;family&quot; : &quot;Schreiber&quot;, &quot;given&quot; : &quot;Sebastian J&quot; }, { &quot;family&quot; : &quot;Rudolf&quot;, &quot;given&quot; : &quot;Volker H W&quot; } ], &quot;container-title&quot; : &quot;Ecology letters&quot;, &quot;id&quot; : &quot;ITEM-2&quot;, &quot;issue&quot; : &quot;6&quot;, &quot;issued&quot; : { &quot;date-parts&quot; : [ [ &quot;2008&quot;, &quot;6&quot; ] ] }, &quot;note&quot; : &quot;&lt;m:note&gt;See Figure 5a for a Continuous-time system with a bifurcation involving a drop in population density that shows *decreased variance* as it approaches the crash.  &lt;m:linebreak/&gt;\n        &lt;m:linebreak/&gt;\n      &lt;/m:note&gt;&quot;, &quot;page&quot; : &quot;576-87&quot;, &quot;title&quot; : &quot;Crossing habitat boundaries: coupling dynamics of ecosystems through complex life cycles.&quot;, &quot;type&quot; : &quot;article-journal&quot;, &quot;volume&quot; : &quot;11&quot; }, &quot;uris&quot; : [ &quot;http://www.mendeley.com/documents/?uuid=fcc3a713-cbb1-4603-8bcb-0f1730ef435b&quot; ] } ], &quot;mendeley&quot; : { &quot;previouslyFormattedCitation&quot; : &quot;&lt;i&gt;(27, 28)&lt;/i&gt;&quot; }, &quot;properties&quot; : { &quot;noteIndex&quot; : 0 }, &quot;schema&quot; : &quot;https://github.com/citation-style-language/schema/raw/master/csl-citation.json&quot; }  RND2F2o05CWL7"/><text:span text:style-name="Default_20_Paragraph_20_Font"><text:span text:style-name="T4">(27, 28)</text:span></text:span><text:reference-mark-end text:name="ADDIN Mendeley Citation{cc438144-d9b5-4a0a-945a-45cea3c80de3};{fcc3a713-cbb1-4603-8bcb-0f1730ef435b} CSL_CITATION  { &quot;citationItems&quot; : [ { &quot;id&quot; : &quot;ITEM-1&quot;, &quot;itemData&quot; : { &quot;DOI&quot; : &quot;10.1016/S0040-5809(03)00072-8&quot;, &quot;author&quot; : [ { &quot;family&quot; : &quot;Schreiber&quot;, &quot;given&quot; : &quot;Sebastian J&quot; } ], &quot;container-title&quot; : &quot;Theoretical population biology&quot;, &quot;id&quot; : &quot;ITEM-1&quot;, &quot;issue&quot; : &quot;2&quot;, &quot;issued&quot; : { &quot;date-parts&quot; : [ [ &quot;2003&quot; ] ] }, &quot;note&quot; : &quot;&lt;m:note&gt;Discrete-time system with decreasing variance approaching a bifurcation which results in a decrease in abundance, see figure 2 d&lt;/m:note&gt;&quot;, &quot;page&quot; : &quot;201-209&quot;, &quot;title&quot; : &quot;Allee effects, extinctions, and chaotic transients in simple population models&quot;, &quot;type&quot; : &quot;article-journal&quot;, &quot;volume&quot; : &quot;64&quot; }, &quot;uris&quot; : [ &quot;http://www.mendeley.com/documents/?uuid=cc438144-d9b5-4a0a-945a-45cea3c80de3&quot; ] }, { &quot;id&quot; : &quot;ITEM-2&quot;, &quot;itemData&quot; : { &quot;DOI&quot; : &quot;10.1111/j.1461-0248.2008.01171.x&quot;, &quot;abstract&quot; : &quot;Ecosystems are often indirectly connected through consumers with complex life cycles (CLC), in which different life stages inhabit different ecosystems. Using a structured consumer resource model that accounts for the independent effects of two resources on consumer growth and reproductive rates, we show that such indirect connections between ecosystems can result in alternative stable states characterized by adult-dominated and juvenile-dominated consumer populations. As a consequence, gradual changes in ecosystem productivity or mortality rates of the consumer can lead to dramatic and abrupt regime shifts across different ecosystems, hysteresis and counterintuitive changes in the consumer abundances. Whether these counter intuitive or abrupt responses occur depend on the relative productivity of both habitats and which consumer life-stage inhabits the manipulated ecosystem. These results demonstrate the strong yet complex interactions between ecosystems coupled through consumers with CLC and the need to think across ecosystems to reliably predict the consequences of natural or anthropogenic changes.&quot;, &quot;author&quot; : [ { &quot;family&quot; : &quot;Schreiber&quot;, &quot;given&quot; : &quot;Sebastian J&quot; }, { &quot;family&quot; : &quot;Rudolf&quot;, &quot;given&quot; : &quot;Volker H W&quot; } ], &quot;container-title&quot; : &quot;Ecology letters&quot;, &quot;id&quot; : &quot;ITEM-2&quot;, &quot;issue&quot; : &quot;6&quot;, &quot;issued&quot; : { &quot;date-parts&quot; : [ [ &quot;2008&quot;, &quot;6&quot; ] ] }, &quot;note&quot; : &quot;&lt;m:note&gt;See Figure 5a for a Continuous-time system with a bifurcation involving a drop in population density that shows *decreased variance* as it approaches the crash.  &lt;m:linebreak/&gt;\n        &lt;m:linebreak/&gt;\n      &lt;/m:note&gt;&quot;, &quot;page&quot; : &quot;576-87&quot;, &quot;title&quot; : &quot;Crossing habitat boundaries: coupling dynamics of ecosystems through complex life cycles.&quot;, &quot;type&quot; : &quot;article-journal&quot;, &quot;volume&quot; : &quot;11&quot; }, &quot;uris&quot; : [ &quot;http://www.mendeley.com/documents/?uuid=fcc3a713-cbb1-4603-8bcb-0f1730ef435b&quot; ] } ], &quot;mendeley&quot; : { &quot;previouslyFormattedCitation&quot; : &quot;&lt;i&gt;(27, 28)&lt;/i&gt;&quot; }, &quot;properties&quot; : { &quot;noteIndex&quot; : 0 }, &quot;schema&quot; : &quot;https://github.com/citation-style-language/schema/raw/master/csl-citation.json&quot; }  RND2F2o05CWL7"/><text:span text:style-name="Default_20_Paragraph_20_Font"><text:span text:style-name="T1">⁠, using our model-driven approach may make it easier to identify </text:span></text:span><text:soft-page-break/><text:span text:style-name="Default_20_Paragraph_20_Font"><text:span text:style-name="T1">dynamics that do not correspond with the underlying assumptions. <text:s text:c="2"/>Including measurement error and focusing on such different classes of dynamics are other complications we do not address at this time, </text:span></text:span><text:span text:style-name="WW-Default_20_Paragraph_20_Font"><text:span text:style-name="T1">but would be amenable to the approach used here</text:span></text:span><text:span text:style-name="Default_20_Paragraph_20_Font"><text:span text:style-name="T1">. </text:span></text:span></text:p>
      <text:p text:style-name="P4"><text:span text:style-name="Default_20_Paragraph_20_Font"><text:span text:style-name="T1"><text:tab/>The conclusion is not simply that likelihood approaches are more reliable, but rather more broadly that warning signals must consider the inherent trade-off between sensitivity and accuracy, and must quantify how this trade-off depends on both the indicators used and </text:span></text:span><text:span text:style-name="Default_20_Paragraph_20_Font"><text:span text:style-name="T1">the data available. <text:s/>Using the methods we have outlined when designing early warning strategies for natural systems can ensure that data collection has adequate power to offer a reasonable chance of detection. The approach developed here estimates the risk of both missed events and false alarms; concepts which are critical to prediction-based management. <text:s/></text:span></text:span></text:p>
      <text:p text:style-name="P1"><text:span text:style-name="Default_20_Paragraph_20_Font"/></text:p>
      <text:section text:style-name="Sect1" text:name="Mendeley Bibliography RNDIf9JKtfFyy">
        <text:p text:style-name="P14">1. C. S. Holling, <text:span text:style-name="T10">Annual Review of Ecology and Systematics</text:span>. <text:span text:style-name="T12">4</text:span>, 1-23 (November 1973) http://arjournals.annualreviews.org/doi/abs/10.1146%2Fannurev.es.04.110173.000245.</text:p>
        <text:p text:style-name="P14">2. C. Wissel, <text:span text:style-name="T10">Oecologia</text:span>. <text:span text:style-name="T12">65</text:span>, 101-107 (December 1984) http://www.springerlink.com/index/10.1007/BF00384470.</text:p>
        <text:p text:style-name="P14">3. M. Scheffer, S. R. Carpenter, J. A. Foley, C. Folke, B. Walker, <text:span text:style-name="T10">Nature</text:span>. <text:span text:style-name="T12">413</text:span>, 591-6 (October 2001) http://www.ncbi.nlm.nih.gov/pubmed/11595939.</text:p>
        <text:p text:style-name="P14">4. M. Scheffer et al., <text:span text:style-name="T10">Nature</text:span>. <text:span text:style-name="T12">461</text:span>, 53-9 (2009) http://www.ncbi.nlm.nih.gov/pubmed/19727193.</text:p>
        <text:p text:style-name="P14">5. J. M. Drake, B. D. Griffen, <text:span text:style-name="T10">Nature</text:span>. <text:span text:style-name="T12">467</text:span>, 456-459 (September 2010) http://www.nature.com/doifinder/10.1038/nature09389.</text:p>
        <text:p text:style-name="P14">6. S. R. Carpenter et al., <text:span text:style-name="T10">Science</text:span>. <text:span text:style-name="T12">1079</text:span> (April 2011) http://www.sciencemag.org/cgi/doi/10.1126/science.1203672.</text:p>
        <text:p text:style-name="P14">7. D. R. Bellwood, T. P. Hughes, C. Folke, M. Nyström, <text:span text:style-name="T10">Nature</text:span>. <text:span text:style-name="T12">429</text:span>, 827-33 (June 2004) http://www.ncbi.nlm.nih.gov/pubmed/15215854.</text:p>
        <text:p text:style-name="P14">8. F. Berkes et al., <text:span text:style-name="T10">Science (New York, N.Y.)</text:span>. <text:span text:style-name="T12">311</text:span>, 1557-8 (March 2006) http://www.ncbi.nlm.nih.gov/pubmed/16543444.</text:p>
        <text:p text:style-name="P14">9. S. Kéfi et al., <text:span text:style-name="T10">Nature</text:span>. <text:span text:style-name="T12">449</text:span>, 213-7 (September 2007) http://www.ncbi.nlm.nih.gov/pubmed/17851524.</text:p>
        <text:p text:style-name="P14">10. T. M. Lenton et al., <text:span text:style-name="T10">Philosophical transactions. Series A, Mathematical, physical, and engineering sciences</text:span>. <text:span text:style-name="T12">367</text:span>, 871-84 (March 2009) http://www.ncbi.nlm.nih.gov/pubmed/19087945.</text:p>
        <text:p text:style-name="P14"><text:soft-page-break/>11. S. R. Carpenter, W. A. Brock, <text:span text:style-name="T10">Ecology letters</text:span>. <text:span text:style-name="T12">9</text:span>, 311-8 (2006) http://www.ncbi.nlm.nih.gov/pubmed/16958897.</text:p>
        <text:p text:style-name="P14">12. V. Dakos et al., <text:span text:style-name="T10">Proceedings of the National Academy of Sciences of the United States of America</text:span>. <text:span text:style-name="T12">105</text:span>, 14308-12 (September 2008) http://www.ncbi.nlm.nih.gov/pubmed/18787119.</text:p>
        <text:p text:style-name="P14">13. V. Guttal, C. Jayaprakash, <text:span text:style-name="T10">Theoretical Ecology</text:span>. <text:span text:style-name="T12">2</text:span>, 3-12 (December 2008) http://www.springerlink.com/index/10.1007/s12080-008-0033-1.</text:p>
        <text:p text:style-name="P14">14. V. Guttal, C. Jayaprakash, <text:span text:style-name="T10">Ecology letters</text:span>. <text:span text:style-name="T12">11</text:span>, 450-60 (May 2008) http://www.ncbi.nlm.nih.gov/pubmed/18279354.</text:p>
        <text:p text:style-name="P14">15. V. Dakos, S. Kéfi, M. Rietkerk, E. H. V. Nes, M. Scheffer, <text:span text:style-name="T10">The American Naturalist</text:span>. (2011).</text:p>
        <text:p text:style-name="P14">16. S. Carpenter, W. Brock, <text:span text:style-name="T10">Ecology</text:span>. , 110729132431005 (July 2011) http://www.esajournals.org/doi/abs/10.1890/11-0716.1.</text:p>
        <text:p text:style-name="P14">17. M. Scheffer, <text:span text:style-name="T10">Nature</text:span>. <text:span text:style-name="T12">467</text:span>, 411-2 (September 2010) http://www.ncbi.nlm.nih.gov/pubmed/20864992.</text:p>
        <text:p text:style-name="P14">18. M. Inman, <text:span text:style-name="T10">Nature Climate Change</text:span>. , 1-4 (June 2011) http://www.nature.com/doifinder/10.1038/nclimate1146.</text:p>
        <text:p text:style-name="P14">19. D. M. Green, J. A. Swets, <text:span text:style-name="T10">Signal Detection Theory and Psychophysics</text:span> (Peninsula Pub, 1989), p. 521 http://www.amazon.com/Signal-Detection-Theory-Psychophysics-Marvin/dp/0932146236.</text:p>
        <text:p text:style-name="P14">20. R. P. Keller, D. M. Lodge, M. A. Lewis, J. F. Shogren, Eds., <text:span text:style-name="T10">Bioeconomics of Invasive Species: Integrating Ecology, Economics, Policy, and Management</text:span> (Oxford University Press, USA, 2009), p. 320 http://www.amazon.com/Bioeconomics-Invasive-Species-Integrating-Management/dp/0195367979.</text:p>
        <text:p text:style-name="P14">21. V. Dakos, E. H. Nes, R. Donangelo, H. Fort, M. Scheffer, <text:span text:style-name="T10">Theoretical Ecology</text:span>. , 163-174 (November 2009) http://www.springerlink.com/index/10.1007/s12080-009-0060-6.</text:p>
        <text:p text:style-name="P14">22. E. H. van Nes, M. Scheffer, <text:span text:style-name="T10">The American Naturalist</text:span>. <text:span text:style-name="T12">169</text:span>, 738-47 (June 2007) http://www.ncbi.nlm.nih.gov/pubmed/17479460.</text:p>
        <text:p text:style-name="P14">23. R. Biggs, S. R. Carpenter, W. a Brock, <text:span text:style-name="T10">Proceedings of the National Academy of Sciences of the United States of America</text:span>. <text:span text:style-name="T12">106</text:span>, 826-31 (January 2009) http://www.pubmedcentral.nih.gov/articlerender.fcgi?artid=2630060&amp;tool=pmcentrez&amp;rendertype=abstract.</text:p>
        <text:p text:style-name="P14">24. <text:span text:style-name="T10">Materials and methods are available as supporting material on Science Online</text:span>. .</text:p>
        <text:p text:style-name="P14">25. D. R. Cox, in <text:span text:style-name="T10">Proceedings of the 4th Berkeley Symposium, University of California Press</text:span>, (1961), pp. 105 - 123.</text:p>
        <text:p text:style-name="P14">26. A. Hastings, D. B. Wysham, <text:span text:style-name="T10">Ecology letters</text:span>. (2010) http://www.ncbi.nlm.nih.gov/pubmed/20148928.</text:p>
        <text:p text:style-name="P14">27. S. J. Schreiber, <text:span text:style-name="T10">Theoretical population biology</text:span>. <text:span text:style-name="T12">64</text:span>, 201-209 (2003) http://linkinghub.elsevier.com/retrieve/pii/S0040580903000728.</text:p>
        <text:p text:style-name="P14"><text:soft-page-break/>28. S. J. Schreiber, V. H. W. Rudolf, <text:span text:style-name="T10">Ecology letters</text:span>. <text:span text:style-name="T12">11</text:span>, 576-87 (June 2008) http://www.ncbi.nlm.nih.gov/pubmed/18371091. </text:p>
        <text:p text:style-name="P13"/>
      </text:section>
      <text:p text:style-name="P6">Author Contributions</text:p>
      <text:p text:style-name="P1">C.B. wrote the software and performed the analysis with advice from A.H. <text:s/>C.B. and A.H. designed the study and wrote the paper. <text:s/></text:p>
      <text:p text:style-name="P2"/>
      <text:p text:style-name="P4"><text:span text:style-name="Default_20_Paragraph_20_Font"><text:span text:style-name="T2">Acknowledgements</text:span></text:span></text:p>
      <text:p text:style-name="P4"><text:span text:style-name="Default_20_Paragraph_20_Font"><text:span text:style-name="T1">S. Schreiber, M. Holyoak, M. Baskett, and A. Perkins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WW-Default_20_Paragraph_20_Font" style:display-name="WW-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165</meta:editing-cycles>
    <dc:date>2011-08-02T14:41:06</dc:date>
    <meta:editing-duration>PT672H51M08S</meta:editing-duration>
    <meta:document-statistic meta:table-count="0" meta:image-count="0" meta:object-count="0" meta:page-count="11" meta:paragraph-count="53" meta:word-count="2331" meta:character-count="16277"/>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